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5.292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.693cm"/>
    </style:style>
    <style:style style:name="Tabela3.A1" style:family="table-cell">
      <style:table-cell-properties fo:padding="0.097cm" fo:border="none"/>
    </style:style>
    <style:style style:name="Tabela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2" style:family="table-cell">
      <style:table-cell-properties fo:padding="0.097cm" fo:border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L" style:family="table-column">
      <style:table-column-properties style:column-width="1.418cm" style:rel-column-width="5464*"/>
    </style:style>
    <style:style style:name="Tabe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1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2" style:family="table-cell">
      <style:table-cell-properties fo:background-color="#ff7b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J2" style:family="table-cell">
      <style:table-cell-properties fo:background-color="#1584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L2" style:family="table-cell">
      <style:table-cell-properties fo:background-color="#1584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#ff7b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#1584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" style:family="table-row">
      <style:table-row-properties style:min-row-height="0.607cm"/>
    </style:style>
    <style:style style:name="P1" style:family="paragraph" style:parent-style-name="Standard">
      <style:paragraph-properties fo:text-align="center" style:justify-single-word="false"/>
      <style:text-properties fo:color="#000000" style:font-name="Noto Sans" fo:font-size="18pt" officeooo:rsid="00109930" officeooo:paragraph-rsid="00109930" fo:background-color="transparen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23084" officeooo:paragraph-rsid="00223084" style:font-weight-asian="normal" style:font-weight-complex="normal"/>
    </style:style>
    <style:style style:name="P3" style:family="paragraph" style:parent-style-name="Standard">
      <style:text-properties style:font-name="Noto Sans"/>
    </style:style>
    <style:style style:name="P4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size="16pt" fo:font-weight="bold" style:font-weight-asian="bold" style:font-weight-complex="bold"/>
    </style:style>
    <style:style style:name="P5" style:family="paragraph" style:parent-style-name="Standard">
      <style:text-properties style:font-name="Noto Sans" fo:font-size="16pt" fo:font-weight="bold" officeooo:rsid="001e898f" officeooo:paragraph-rsid="001e898f" style:font-weight-asian="bold" style:font-weight-complex="bold"/>
    </style:style>
    <style:style style:name="P6" style:family="paragraph" style:parent-style-name="Standard">
      <style:text-properties style:font-name="Noto Sans" fo:font-size="16pt" fo:font-weight="normal" officeooo:rsid="001e5787" officeooo:paragraph-rsid="001e898f" style:font-weight-asian="normal" style:font-weight-complex="normal"/>
    </style:style>
    <style:style style:name="P7" style:family="paragraph" style:parent-style-name="Standard">
      <style:text-properties style:font-name="Noto Sans" fo:font-weight="bold" style:font-weight-asian="bold" style:font-weight-complex="bold"/>
    </style:style>
    <style:style style:name="P8" style:family="paragraph" style:parent-style-name="Standard">
      <style:text-properties style:font-name="Noto Sans" fo:font-weight="bold" officeooo:rsid="00109930" officeooo:paragraph-rsid="00109930" style:font-weight-asian="bold" style:font-weight-complex="bold"/>
    </style:style>
    <style:style style:name="P9" style:family="paragraph" style:parent-style-name="Standard">
      <style:text-properties style:font-name="Noto Sans" fo:font-weight="bold" officeooo:rsid="0011b179" officeooo:paragraph-rsid="0011b179" style:font-weight-asian="bold" style:font-weight-complex="bold"/>
    </style:style>
    <style:style style:name="P10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weight="bold" officeooo:rsid="0014dbf9" officeooo:paragraph-rsid="0014dbf9" style:font-weight-asian="bold" style:font-weight-complex="bold"/>
    </style:style>
    <style:style style:name="P11" style:family="paragraph" style:parent-style-name="Standard">
      <style:text-properties style:font-name="Noto Sans" fo:font-weight="bold" officeooo:rsid="0016749f" officeooo:paragraph-rsid="0016749f" style:font-weight-asian="bold" style:font-weight-complex="bold"/>
    </style:style>
    <style:style style:name="P12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weight="bold" officeooo:rsid="001d9839" officeooo:paragraph-rsid="001d9839" style:font-weight-asian="bold" style:font-weight-complex="bold"/>
    </style:style>
    <style:style style:name="P13" style:family="paragraph" style:parent-style-name="Standard">
      <style:text-properties style:font-name="Noto Sans" officeooo:paragraph-rsid="00109930"/>
    </style:style>
    <style:style style:name="P14" style:family="paragraph" style:parent-style-name="Standard">
      <style:text-properties style:font-name="Noto Sans" fo:font-weight="normal" style:font-weight-asian="normal" style:font-weight-complex="normal"/>
    </style:style>
    <style:style style:name="P15" style:family="paragraph" style:parent-style-name="Standard">
      <style:text-properties style:font-name="Noto Sans" fo:font-weight="normal" officeooo:rsid="00109930" officeooo:paragraph-rsid="00109930" style:font-weight-asian="normal" style:font-weight-complex="normal"/>
    </style:style>
    <style:style style:name="P16" style:family="paragraph" style:parent-style-name="Standard">
      <style:text-properties style:font-name="Noto Sans" fo:font-weight="normal" officeooo:rsid="0011b179" officeooo:paragraph-rsid="0011b179" style:font-weight-asian="normal" style:font-weight-complex="normal"/>
    </style:style>
    <style:style style:name="P17" style:family="paragraph" style:parent-style-name="Standard">
      <style:text-properties style:font-name="Noto Sans" fo:font-weight="normal" officeooo:rsid="00138c47" officeooo:paragraph-rsid="00138c47" style:font-weight-asian="normal" style:font-weight-complex="normal"/>
    </style:style>
    <style:style style:name="P18" style:family="paragraph" style:parent-style-name="Standard">
      <style:text-properties style:font-name="Noto Sans" fo:font-weight="normal" officeooo:rsid="0014dbf9" officeooo:paragraph-rsid="0014dbf9" style:font-weight-asian="normal" style:font-weight-complex="normal"/>
    </style:style>
    <style:style style:name="P19" style:family="paragraph" style:parent-style-name="Standard">
      <style:text-properties style:font-name="Noto Sans" fo:font-weight="normal" officeooo:rsid="00165a18" officeooo:paragraph-rsid="00165a18" style:font-weight-asian="normal" style:font-weight-complex="normal"/>
    </style:style>
    <style:style style:name="P20" style:family="paragraph" style:parent-style-name="Standard">
      <style:text-properties style:font-name="Noto Sans" fo:font-weight="normal" officeooo:rsid="0016749f" officeooo:paragraph-rsid="0016749f" style:font-weight-asian="normal" style:font-weight-complex="normal"/>
    </style:style>
    <style:style style:name="P21" style:family="paragraph" style:parent-style-name="Standard">
      <style:text-properties style:font-name="Noto Sans" fo:font-weight="normal" officeooo:rsid="00183c61" officeooo:paragraph-rsid="00183c61" style:font-weight-asian="normal" style:font-weight-complex="normal"/>
    </style:style>
    <style:style style:name="P22" style:family="paragraph" style:parent-style-name="Standard">
      <style:text-properties style:font-name="Noto Sans" fo:font-weight="normal" officeooo:rsid="001d9839" officeooo:paragraph-rsid="001d9839" style:font-weight-asian="normal" style:font-weight-complex="normal"/>
    </style:style>
    <style:style style:name="P23" style:family="paragraph" style:parent-style-name="Standard">
      <style:text-properties style:font-name="Noto Sans" fo:font-weight="normal" officeooo:rsid="001e5787" officeooo:paragraph-rsid="001e578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Sans" fo:font-weight="normal" officeooo:rsid="001e5787" officeooo:paragraph-rsid="001e5787" style:font-weight-asian="normal" style:font-weight-complex="normal"/>
    </style:style>
    <style:style style:name="P25" style:family="paragraph" style:parent-style-name="Standard">
      <style:text-properties style:font-name="Noto Sans" fo:font-weight="normal" officeooo:rsid="001e5787" officeooo:paragraph-rsid="001e898f" style:font-weight-asian="normal" style:font-weight-complex="normal"/>
    </style:style>
    <style:style style:name="P26" style:family="paragraph" style:parent-style-name="Standard">
      <style:text-properties style:font-name="Noto Sans" fo:font-weight="normal" officeooo:rsid="0025d7eb" officeooo:paragraph-rsid="0025d7eb" style:font-weight-asian="normal" style:font-weight-complex="normal"/>
    </style:style>
    <style:style style:name="P27" style:family="paragraph" style:parent-style-name="Standard">
      <loext:graphic-properties draw:fill="none" draw:fill-color="#ffffff"/>
      <style:paragraph-properties fo:background-color="transparent"/>
      <style:text-properties style:font-name="Noto Sans" fo:font-weight="normal" officeooo:rsid="002737a7" officeooo:paragraph-rsid="002737a7" style:font-weight-asian="normal" style:font-weight-complex="normal"/>
    </style:style>
    <style:style style:name="P28" style:family="paragraph" style:parent-style-name="Standard">
      <style:text-properties style:font-name="Noto Sans" fo:font-size="12pt" fo:font-style="normal" fo:font-weight="normal" officeooo:rsid="001e898f" officeooo:paragraph-rsid="002059e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Noto Sans" fo:font-size="12pt" fo:font-style="normal" fo:font-weight="normal" officeooo:rsid="001e898f" officeooo:paragraph-rsid="001e898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Noto Sans" fo:font-size="12pt" fo:font-style="normal" fo:font-weight="normal" officeooo:rsid="00223084" officeooo:paragraph-rsid="0022308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Noto Sans" fo:font-size="12pt" fo:font-style="normal" fo:font-weight="normal" officeooo:rsid="002059ec" officeooo:paragraph-rsid="002059e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Noto Sans" fo:font-size="12pt" fo:font-style="normal" fo:font-weight="normal" officeooo:rsid="001e5787" officeooo:paragraph-rsid="00239b9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Noto Sans" fo:font-size="4pt" fo:font-style="normal" fo:font-weight="normal" officeooo:rsid="001e898f" officeooo:paragraph-rsid="002059e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Noto Sans" fo:font-size="4pt" fo:font-style="normal" fo:font-weight="normal" officeooo:rsid="001e898f" officeooo:paragraph-rsid="001e898f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291ced" officeooo:paragraph-rsid="00291ced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2d6acd" officeooo:paragraph-rsid="002d6acd" style:font-style-asian="italic" style:font-weight-asian="bold" style:font-style-complex="italic" style:font-weight-complex="bold"/>
    </style:style>
    <style:style style:name="P37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302b39" officeooo:paragraph-rsid="00302b39" style:font-style-asian="italic" style:font-weight-asian="bold" style:font-style-complex="italic" style:font-weight-complex="bold"/>
    </style:style>
    <style:style style:name="P3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3b9e84" officeooo:paragraph-rsid="003b9e84" style:font-style-asian="italic" style:font-weight-asian="bold" style:font-style-complex="italic" style:font-weight-complex="bold"/>
    </style:style>
    <style:style style:name="P39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3cb436" officeooo:paragraph-rsid="003cb436" style:font-style-asian="italic" style:font-weight-asian="bold" style:font-style-complex="italic" style:font-weight-complex="bold"/>
    </style:style>
    <style:style style:name="P40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3f2c8f" officeooo:paragraph-rsid="003f2c8f" style:font-style-asian="italic" style:font-weight-asian="bold" style:font-style-complex="italic" style:font-weight-complex="bold"/>
    </style:style>
    <style:style style:name="P41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3a51a9" officeooo:paragraph-rsid="003a51a9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bold" officeooo:rsid="0041515e" officeooo:paragraph-rsid="0041515e" style:font-style-asian="italic" style:font-weight-asian="bold" style:font-style-complex="italic" style:font-weight-complex="bold"/>
    </style:style>
    <style:style style:name="P43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2737a7" officeooo:paragraph-rsid="002737a7" style:font-style-asian="italic" style:font-weight-asian="normal" style:font-style-complex="italic" style:font-weight-complex="normal"/>
    </style:style>
    <style:style style:name="P44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3647d0" officeooo:paragraph-rsid="003647d0" style:font-style-asian="italic" style:font-weight-asian="normal" style:font-style-complex="italic" style:font-weight-complex="normal"/>
    </style:style>
    <style:style style:name="P45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3a51a9" officeooo:paragraph-rsid="003a51a9" style:font-style-asian="italic" style:font-weight-asian="normal" style:font-style-complex="italic" style:font-weight-complex="normal"/>
    </style:style>
    <style:style style:name="P46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3cb436" officeooo:paragraph-rsid="003cb436" style:font-style-asian="italic" style:font-weight-asian="normal" style:font-style-complex="italic" style:font-weight-complex="normal"/>
    </style:style>
    <style:style style:name="P47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3f2c8f" officeooo:paragraph-rsid="003f2c8f" style:font-style-asian="italic" style:font-weight-asian="normal" style:font-style-complex="italic" style:font-weight-complex="normal"/>
    </style:style>
    <style:style style:name="P4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italic" fo:font-weight="normal" officeooo:rsid="00426a23" officeooo:paragraph-rsid="00426a23" style:font-style-asian="italic" style:font-weight-asian="normal" style:font-style-complex="italic" style:font-weight-complex="normal"/>
    </style:style>
    <style:style style:name="P49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41515e" officeooo:paragraph-rsid="0041515e" style:font-style-asian="normal" style:font-weight-asian="bold" style:font-style-complex="normal" style:font-weight-complex="bold"/>
    </style:style>
    <style:style style:name="P50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41f596" officeooo:paragraph-rsid="0041f596" style:font-style-asian="normal" style:font-weight-asian="bold" style:font-style-complex="normal" style:font-weight-complex="bold"/>
    </style:style>
    <style:style style:name="P51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426a23" officeooo:paragraph-rsid="00426a23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Noto Sans" fo:font-style="normal" fo:font-weight="bold" officeooo:rsid="00138c47" officeooo:paragraph-rsid="00138c47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Noto Sans" fo:font-style="normal" fo:font-weight="bold" officeooo:rsid="0014dbf9" officeooo:paragraph-rsid="0014dbf9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Noto Sans" fo:font-style="normal" fo:font-weight="bold" officeooo:rsid="0016749f" officeooo:paragraph-rsid="0016749f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Noto Sans" fo:font-style="normal" fo:font-weight="bold" officeooo:rsid="001e5787" officeooo:paragraph-rsid="001e5787" style:font-style-asian="normal" style:font-weight-asian="bold" style:font-style-complex="normal" style:font-weight-complex="bold"/>
    </style:style>
    <style:style style:name="P56" style:family="paragraph" style:parent-style-name="Standard">
      <style:text-properties style:font-name="Noto Sans" fo:font-style="normal" fo:font-weight="bold" officeooo:rsid="001e5787" officeooo:paragraph-rsid="001e898f" style:font-style-asian="normal" style:font-weight-asian="bold" style:font-style-complex="normal" style:font-weight-complex="bold"/>
    </style:style>
    <style:style style:name="P57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style="normal" fo:font-weight="bold" officeooo:rsid="001d9839" officeooo:paragraph-rsid="0025d7eb" style:font-style-asian="normal" style:font-weight-asian="bold" style:font-style-complex="normal" style:font-weight-complex="bold"/>
    </style:style>
    <style:style style:name="P5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1d9839" officeooo:paragraph-rsid="0025d7eb" style:font-style-asian="normal" style:font-weight-asian="bold" style:font-style-complex="normal" style:font-weight-complex="bold"/>
    </style:style>
    <style:style style:name="P59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1d9839" officeooo:paragraph-rsid="00291ced" style:font-style-asian="normal" style:font-weight-asian="bold" style:font-style-complex="normal" style:font-weight-complex="bold"/>
    </style:style>
    <style:style style:name="P60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263718" officeooo:paragraph-rsid="00263718" style:font-style-asian="normal" style:font-weight-asian="bold" style:font-style-complex="normal" style:font-weight-complex="bold"/>
    </style:style>
    <style:style style:name="P61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style="normal" fo:font-weight="bold" officeooo:rsid="00291ced" officeooo:paragraph-rsid="00291ced" style:font-style-asian="normal" style:font-weight-asian="bold" style:font-style-complex="normal" style:font-weight-complex="bold"/>
    </style:style>
    <style:style style:name="P62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291ced" officeooo:paragraph-rsid="00291ced" style:font-style-asian="normal" style:font-weight-asian="bold" style:font-style-complex="normal" style:font-weight-complex="bold"/>
    </style:style>
    <style:style style:name="P63" style:family="paragraph" style:parent-style-name="Standard">
      <loext:graphic-properties draw:fill="solid" draw:fill-color="#000000" draw:opacity="100%"/>
      <style:paragraph-properties fo:background-color="#000000"/>
      <style:text-properties style:font-name="Noto Sans" fo:font-style="normal" fo:font-weight="bold" officeooo:rsid="00291ced" officeooo:paragraph-rsid="0039b279" style:font-style-asian="normal" style:font-weight-asian="bold" style:font-style-complex="normal" style:font-weight-complex="bold"/>
    </style:style>
    <style:style style:name="P64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2f1628" officeooo:paragraph-rsid="002f1628" style:font-style-asian="normal" style:font-weight-asian="bold" style:font-style-complex="normal" style:font-weight-complex="bold"/>
    </style:style>
    <style:style style:name="P65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3342be" officeooo:paragraph-rsid="003342be" style:font-style-asian="normal" style:font-weight-asian="bold" style:font-style-complex="normal" style:font-weight-complex="bold"/>
    </style:style>
    <style:style style:name="P66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34c4a4" officeooo:paragraph-rsid="0034c4a4" style:font-style-asian="normal" style:font-weight-asian="bold" style:font-style-complex="normal" style:font-weight-complex="bold"/>
    </style:style>
    <style:style style:name="P67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302b39" officeooo:paragraph-rsid="00302b39" style:font-style-asian="normal" style:font-weight-asian="bold" style:font-style-complex="normal" style:font-weight-complex="bold"/>
    </style:style>
    <style:style style:name="P6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3647d0" officeooo:paragraph-rsid="003647d0" style:font-style-asian="normal" style:font-weight-asian="bold" style:font-style-complex="normal" style:font-weight-complex="bold"/>
    </style:style>
    <style:style style:name="P69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3f2c8f" officeooo:paragraph-rsid="003f2c8f" style:font-style-asian="normal" style:font-weight-asian="bold" style:font-style-complex="normal" style:font-weight-complex="bold"/>
    </style:style>
    <style:style style:name="P70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bold" officeooo:rsid="004386b1" officeooo:paragraph-rsid="004386b1" style:font-style-asian="normal" style:font-weight-asian="bold" style:font-style-complex="normal" style:font-weight-complex="bold"/>
    </style:style>
    <style:style style:name="P71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41515e" officeooo:paragraph-rsid="0041515e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41515e" officeooo:paragraph-rsid="0041f596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41f596" officeooo:paragraph-rsid="0041f596" style:font-style-asian="normal" style:font-weight-asian="normal" style:font-style-complex="normal" style:font-weight-complex="normal"/>
    </style:style>
    <style:style style:name="P74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426a23" officeooo:paragraph-rsid="00426a23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font-name="Noto Sans" fo:font-style="normal" fo:font-weight="normal" officeooo:rsid="0011b179" officeooo:paragraph-rsid="0011b17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Noto Sans" fo:font-style="normal" fo:font-weight="normal" officeooo:rsid="00138c47" officeooo:paragraph-rsid="00138c4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Noto Sans" fo:font-style="normal" fo:font-weight="normal" officeooo:rsid="0014dbf9" officeooo:paragraph-rsid="0014dbf9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font-name="Noto Sans" fo:font-style="normal" fo:font-weight="normal" officeooo:rsid="0014dbf9" officeooo:paragraph-rsid="00165a18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Noto Sans" fo:font-style="normal" fo:font-weight="normal" officeooo:rsid="00165a18" officeooo:paragraph-rsid="00165a18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Noto Sans" fo:font-style="normal" fo:font-weight="normal" officeooo:rsid="0016749f" officeooo:paragraph-rsid="0016749f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font-name="Noto Sans" fo:font-style="normal" fo:font-weight="normal" officeooo:rsid="00183c61" officeooo:paragraph-rsid="00183c61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font-name="Noto Sans" fo:font-style="normal" fo:font-weight="normal" officeooo:rsid="001e5787" officeooo:paragraph-rsid="001e5787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font-name="Noto Sans" fo:font-style="normal" fo:font-weight="normal" officeooo:rsid="0025d7eb" officeooo:paragraph-rsid="0025d7eb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font-name="Noto Sans" fo:font-style="normal" fo:font-weight="normal" officeooo:rsid="0025e2d3" officeooo:paragraph-rsid="0025e2d3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2737a7" officeooo:paragraph-rsid="002737a7" style:font-style-asian="normal" style:font-weight-asian="normal" style:font-style-complex="normal" style:font-weight-complex="normal"/>
    </style:style>
    <style:style style:name="P86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291ced" officeooo:paragraph-rsid="00291ced" style:font-style-asian="normal" style:font-weight-asian="normal" style:font-style-complex="normal" style:font-weight-complex="normal"/>
    </style:style>
    <style:style style:name="P87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2a6deb" officeooo:paragraph-rsid="002a6deb" style:font-style-asian="normal" style:font-weight-asian="normal" style:font-style-complex="normal" style:font-weight-complex="normal"/>
    </style:style>
    <style:style style:name="P8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2c2081" officeooo:paragraph-rsid="002c2081" style:font-style-asian="normal" style:font-weight-asian="normal" style:font-style-complex="normal" style:font-weight-complex="normal"/>
    </style:style>
    <style:style style:name="P89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2f1628" officeooo:paragraph-rsid="002f1628" style:font-style-asian="normal" style:font-weight-asian="normal" style:font-style-complex="normal" style:font-weight-complex="normal"/>
    </style:style>
    <style:style style:name="P90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02b39" officeooo:paragraph-rsid="00302b39" style:font-style-asian="normal" style:font-weight-asian="normal" style:font-style-complex="normal" style:font-weight-complex="normal"/>
    </style:style>
    <style:style style:name="P91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1df85" officeooo:paragraph-rsid="0031df85" style:font-style-asian="normal" style:font-weight-asian="normal" style:font-style-complex="normal" style:font-weight-complex="normal"/>
    </style:style>
    <style:style style:name="P92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342be" officeooo:paragraph-rsid="003342be" style:font-style-asian="normal" style:font-weight-asian="normal" style:font-style-complex="normal" style:font-weight-complex="normal"/>
    </style:style>
    <style:style style:name="P93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4c4a4" officeooo:paragraph-rsid="0034c4a4" style:font-style-asian="normal" style:font-weight-asian="normal" style:font-style-complex="normal" style:font-weight-complex="normal"/>
    </style:style>
    <style:style style:name="P94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647d0" officeooo:paragraph-rsid="003647d0" style:font-style-asian="normal" style:font-weight-asian="normal" style:font-style-complex="normal" style:font-weight-complex="normal"/>
    </style:style>
    <style:style style:name="P95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9b279" officeooo:paragraph-rsid="0039b279" style:font-style-asian="normal" style:font-weight-asian="normal" style:font-style-complex="normal" style:font-weight-complex="normal"/>
    </style:style>
    <style:style style:name="P96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a51a9" officeooo:paragraph-rsid="003a51a9" style:font-style-asian="normal" style:font-weight-asian="normal" style:font-style-complex="normal" style:font-weight-complex="normal"/>
    </style:style>
    <style:style style:name="P97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3b9e84" officeooo:paragraph-rsid="003b9e84" style:font-style-asian="normal" style:font-weight-asian="normal" style:font-style-complex="normal" style:font-weight-complex="normal"/>
    </style:style>
    <style:style style:name="P98" style:family="paragraph" style:parent-style-name="Standard">
      <loext:graphic-properties draw:fill="none" draw:fill-color="#ffffff"/>
      <style:paragraph-properties fo:background-color="transparent"/>
      <style:text-properties style:font-name="Noto Sans" fo:font-style="normal" fo:font-weight="normal" officeooo:rsid="004386b1" officeooo:paragraph-rsid="004386b1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Noto Sans" fo:font-style="normal" style:text-underline-style="solid" style:text-underline-type="double" style:text-underline-width="auto" style:text-underline-color="font-color" fo:font-weight="bold" officeooo:rsid="0014dbf9" officeooo:paragraph-rsid="0014dbf9" style:font-style-asian="normal" style:font-weight-asian="bold" style:font-style-complex="normal" style:font-weight-complex="bold"/>
    </style:style>
    <style:style style:name="P100" style:family="paragraph" style:parent-style-name="Standard">
      <style:text-properties style:font-name="Noto Sans" fo:font-size="6pt" fo:font-style="normal" fo:font-weight="normal" officeooo:rsid="00183c61" officeooo:paragraph-rsid="00183c61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Noto Sans" fo:font-size="6pt" fo:font-style="normal" fo:font-weight="normal" officeooo:rsid="001d9839" officeooo:paragraph-rsid="001d9839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Noto Sans" fo:font-size="6pt" fo:font-style="normal" fo:font-weight="normal" officeooo:rsid="001e5787" officeooo:paragraph-rsid="001e578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Noto Sans" fo:font-size="6pt" fo:font-style="normal" fo:font-weight="normal" officeooo:rsid="001e898f" officeooo:paragraph-rsid="001e898f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Noto Sans" fo:font-size="8pt" fo:font-style="normal" fo:font-weight="normal" officeooo:rsid="001e898f" officeooo:paragraph-rsid="001e898f" style:font-style-asian="normal" style:font-weight-asian="normal" style:font-style-complex="normal" style:font-weight-complex="normal"/>
    </style:style>
    <style:style style:name="P10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291ced" officeooo:paragraph-rsid="0041f596" style:font-style-asian="normal" style:font-weight-asian="bold" style:font-style-complex="normal" style:font-weight-complex="bold"/>
    </style:style>
    <style:style style:name="P10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46c5ab" officeooo:paragraph-rsid="0046c5ab" style:font-style-asian="normal" style:font-weight-asian="bold" style:font-style-complex="normal" style:font-weight-complex="bold"/>
    </style:style>
    <style:style style:name="P10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615891" officeooo:paragraph-rsid="00615891" style:font-style-asian="normal" style:font-weight-asian="bold" style:font-style-complex="normal" style:font-weight-complex="bold"/>
    </style:style>
    <style:style style:name="P10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6985d4" officeooo:paragraph-rsid="006985d4" style:font-style-asian="normal" style:font-weight-asian="bold" style:font-style-complex="normal" style:font-weight-complex="bold"/>
    </style:style>
    <style:style style:name="P10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6bf2ea" officeooo:paragraph-rsid="006bf2ea" style:font-style-asian="normal" style:font-weight-asian="bold" style:font-style-complex="normal" style:font-weight-complex="bold"/>
    </style:style>
    <style:style style:name="P11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6dc68a" officeooo:paragraph-rsid="006dc68a" style:font-style-asian="normal" style:font-weight-asian="bold" style:font-style-complex="normal" style:font-weight-complex="bold"/>
    </style:style>
    <style:style style:name="P11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477d66" officeooo:paragraph-rsid="00477d66" style:font-style-asian="normal" style:font-weight-asian="bold" style:font-style-complex="normal" style:font-weight-complex="bold"/>
    </style:style>
    <style:style style:name="P11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491b1c" officeooo:paragraph-rsid="00491b1c" style:font-style-asian="normal" style:font-weight-asian="bold" style:font-style-complex="normal" style:font-weight-complex="bold"/>
    </style:style>
    <style:style style:name="P11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7295b9" officeooo:paragraph-rsid="007295b9" style:font-style-asian="normal" style:font-weight-asian="bold" style:font-style-complex="normal" style:font-weight-complex="bold"/>
    </style:style>
    <style:style style:name="P11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bold" officeooo:rsid="0073d8a6" officeooo:paragraph-rsid="0073d8a6" style:font-style-asian="normal" style:font-weight-asian="bold" style:font-style-complex="normal" style:font-weight-complex="bold"/>
    </style:style>
    <style:style style:name="P11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6c5ab" officeooo:paragraph-rsid="0046c5ab" style:font-style-asian="normal" style:font-weight-asian="normal" style:font-style-complex="normal" style:font-weight-complex="normal"/>
    </style:style>
    <style:style style:name="P11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91b1c" officeooo:paragraph-rsid="00477d66" style:font-style-asian="normal" style:font-weight-asian="normal" style:font-style-complex="normal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background-color="#ffffff"/>
      <style:text-properties style:use-window-font-color="true" style:font-name="Noto Sans" fo:font-style="normal" fo:font-weight="normal" officeooo:rsid="00491b1c" officeooo:paragraph-rsid="00491b1c" style:font-style-asian="normal" style:font-weight-asian="normal" style:font-style-complex="normal" style:font-weight-complex="normal"/>
    </style:style>
    <style:style style:name="P11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91b1c" officeooo:paragraph-rsid="00491b1c" style:font-style-asian="normal" style:font-weight-asian="normal" style:font-style-complex="normal" style:font-weight-complex="normal"/>
    </style:style>
    <style:style style:name="P11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ab093" officeooo:paragraph-rsid="004ab093" style:font-style-asian="normal" style:font-weight-asian="normal" style:font-style-complex="normal" style:font-weight-complex="normal"/>
    </style:style>
    <style:style style:name="P12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c093b" officeooo:paragraph-rsid="004b68e6" style:font-style-asian="normal" style:font-weight-asian="normal" style:font-style-complex="normal" style:font-weight-complex="normal"/>
    </style:style>
    <style:style style:name="P12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d4191" officeooo:paragraph-rsid="004d4191" style:font-style-asian="normal" style:font-weight-asian="normal" style:font-style-complex="normal" style:font-weight-complex="normal"/>
    </style:style>
    <style:style style:name="P122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style:font-name="Noto Sans" fo:font-style="normal" fo:font-weight="normal" officeooo:rsid="004d4191" officeooo:paragraph-rsid="004d4191" style:font-style-asian="normal" style:font-weight-asian="normal" style:font-style-complex="normal" style:font-weight-complex="normal"/>
    </style:style>
    <style:style style:name="P12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fo:font-weight="normal" officeooo:rsid="004f1aa5" officeooo:paragraph-rsid="004f1aa5" style:font-style-asian="normal" style:font-weight-asian="normal" style:font-style-complex="normal" style:font-weight-complex="normal"/>
    </style:style>
    <style:style style:name="P12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style:text-underline-style="none" fo:font-weight="bold" officeooo:rsid="006fdc59" officeooo:paragraph-rsid="006fdc59" style:font-style-asian="normal" style:font-weight-asian="bold" style:font-style-complex="normal" style:font-weight-complex="bold"/>
    </style:style>
    <style:style style:name="P12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style:text-underline-style="none" fo:font-weight="bold" officeooo:rsid="0070dc80" officeooo:paragraph-rsid="0070dc80" style:font-style-asian="normal" style:font-weight-asian="bold" style:font-style-complex="normal" style:font-weight-complex="bold"/>
    </style:style>
    <style:style style:name="P12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normal" style:text-underline-style="none" fo:font-weight="bold" officeooo:rsid="0070dc80" officeooo:paragraph-rsid="0071d529" style:font-style-asian="normal" style:font-weight-asian="bold" style:font-style-complex="normal" style:font-weight-complex="bold"/>
    </style:style>
    <style:style style:name="P12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Noto Sans" fo:font-style="normal" style:text-underline-style="solid" style:text-underline-width="auto" style:text-underline-color="font-color" fo:font-weight="bold" officeooo:rsid="006bf2ea" officeooo:paragraph-rsid="006bf2ea" style:font-style-asian="normal" style:font-weight-asian="bold" style:font-style-complex="normal" style:font-weight-complex="bold"/>
    </style:style>
    <style:style style:name="P12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6c5ab" officeooo:paragraph-rsid="0046c5ab" style:font-style-asian="italic" style:font-weight-asian="normal" style:font-style-complex="italic" style:font-weight-complex="normal"/>
    </style:style>
    <style:style style:name="P12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77d66" officeooo:paragraph-rsid="00477d66" style:font-style-asian="italic" style:font-weight-asian="normal" style:font-style-complex="italic" style:font-weight-complex="normal"/>
    </style:style>
    <style:style style:name="P13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b68e6" officeooo:paragraph-rsid="004b68e6" style:font-style-asian="italic" style:font-weight-asian="normal" style:font-style-complex="italic" style:font-weight-complex="normal"/>
    </style:style>
    <style:style style:name="P13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c093b" officeooo:paragraph-rsid="004c093b" style:font-style-asian="italic" style:font-weight-asian="normal" style:font-style-complex="italic" style:font-weight-complex="normal"/>
    </style:style>
    <style:style style:name="P13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d4191" officeooo:paragraph-rsid="004d4191" style:font-style-asian="italic" style:font-weight-asian="normal" style:font-style-complex="italic" style:font-weight-complex="normal"/>
    </style:style>
    <style:style style:name="P13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4f2677" officeooo:paragraph-rsid="004f2677" style:font-style-asian="italic" style:font-weight-asian="normal" style:font-style-complex="italic" style:font-weight-complex="normal"/>
    </style:style>
    <style:style style:name="P13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08768" officeooo:paragraph-rsid="00508768" style:font-style-asian="italic" style:font-weight-asian="normal" style:font-style-complex="italic" style:font-weight-complex="normal"/>
    </style:style>
    <style:style style:name="P13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0f2de" officeooo:paragraph-rsid="0050f2de" style:font-style-asian="italic" style:font-weight-asian="normal" style:font-style-complex="italic" style:font-weight-complex="normal"/>
    </style:style>
    <style:style style:name="P13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48163" officeooo:paragraph-rsid="00548163" style:font-style-asian="italic" style:font-weight-asian="normal" style:font-style-complex="italic" style:font-weight-complex="normal"/>
    </style:style>
    <style:style style:name="P13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60113" officeooo:paragraph-rsid="00560113" style:font-style-asian="italic" style:font-weight-asian="normal" style:font-style-complex="italic" style:font-weight-complex="normal"/>
    </style:style>
    <style:style style:name="P13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7cd15" officeooo:paragraph-rsid="0057cd15" style:font-style-asian="italic" style:font-weight-asian="normal" style:font-style-complex="italic" style:font-weight-complex="normal"/>
    </style:style>
    <style:style style:name="P13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normal" officeooo:rsid="005bc58c" officeooo:paragraph-rsid="005bc58c" style:font-style-asian="italic" style:font-weight-asian="normal" style:font-style-complex="italic" style:font-weight-complex="normal"/>
    </style:style>
    <style:style style:name="P140" style:family="paragraph" style:parent-style-name="Standard">
      <loext:graphic-properties draw:fill="none" draw:fill-color="#ffffff" draw:opacity="100%"/>
      <style:paragraph-properties fo:background-color="transparent">
        <style:tab-stops>
          <style:tab-stop style:position="1.411cm"/>
        </style:tab-stops>
      </style:paragraph-properties>
      <style:text-properties style:use-window-font-color="true" style:font-name="Noto Sans" fo:font-style="italic" fo:font-weight="normal" officeooo:rsid="004f1aa5" officeooo:paragraph-rsid="004f1aa5" style:font-style-asian="italic" style:font-weight-asian="normal" style:font-style-complex="italic" style:font-weight-complex="normal"/>
    </style:style>
    <style:style style:name="P14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bold" officeooo:rsid="0052693b" officeooo:paragraph-rsid="0052693b" style:font-style-asian="italic" style:font-weight-asian="bold" style:font-style-complex="italic" style:font-weight-complex="bold"/>
    </style:style>
    <style:style style:name="P14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bold" officeooo:rsid="00560113" officeooo:paragraph-rsid="0057cd15" style:font-style-asian="italic" style:font-weight-asian="bold" style:font-style-complex="italic" style:font-weight-complex="bold"/>
    </style:style>
    <style:style style:name="P14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fo:font-weight="bold" officeooo:rsid="006bf2ea" officeooo:paragraph-rsid="006bf2ea" style:font-style-asian="italic" style:font-weight-asian="bold" style:font-style-complex="italic" style:font-weight-complex="bold"/>
    </style:style>
    <style:style style:name="P14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style:text-underline-style="solid" style:text-underline-width="auto" style:text-underline-color="font-color" fo:font-weight="bold" officeooo:rsid="00517f88" officeooo:paragraph-rsid="00517f88" style:font-style-asian="italic" style:font-weight-asian="bold" style:font-style-complex="italic" style:font-weight-complex="bold"/>
    </style:style>
    <style:style style:name="P14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style:text-underline-style="none" fo:font-weight="bold" officeooo:rsid="006dc68a" officeooo:paragraph-rsid="006dc68a" style:font-style-asian="italic" style:font-weight-asian="bold" style:font-style-complex="italic" style:font-weight-complex="bold"/>
    </style:style>
    <style:style style:name="P14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Noto Sans" fo:font-style="italic" style:text-underline-style="none" fo:font-weight="bold" officeooo:rsid="006fdc59" officeooo:paragraph-rsid="006fdc59" style:font-style-asian="italic" style:font-weight-asian="bold" style:font-style-complex="italic" style:font-weight-complex="bold"/>
    </style:style>
    <style:style style:name="P14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4f2677" officeooo:paragraph-rsid="004f2677" style:font-style-asian="normal" style:font-weight-asian="normal" style:font-style-complex="normal" style:font-weight-complex="normal"/>
    </style:style>
    <style:style style:name="P14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08768" officeooo:paragraph-rsid="00508768" style:font-style-asian="normal" style:font-weight-asian="normal" style:font-style-complex="normal" style:font-weight-complex="normal"/>
    </style:style>
    <style:style style:name="P14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17f88" officeooo:paragraph-rsid="00517f88" style:font-style-asian="normal" style:font-weight-asian="normal" style:font-style-complex="normal" style:font-weight-complex="normal"/>
    </style:style>
    <style:style style:name="P150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style:text-line-through-style="none" style:text-line-through-type="none" style:font-name="Noto Sans" fo:font-style="normal" fo:font-weight="normal" officeooo:rsid="00517f88" officeooo:paragraph-rsid="00517f88" style:font-style-asian="normal" style:font-weight-asian="normal" style:font-style-complex="normal" style:font-weight-complex="normal"/>
    </style:style>
    <style:style style:name="P15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48163" officeooo:paragraph-rsid="00548163" style:font-style-asian="normal" style:font-weight-asian="normal" style:font-style-complex="normal" style:font-weight-complex="normal"/>
    </style:style>
    <style:style style:name="P15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60113" officeooo:paragraph-rsid="00560113" style:font-style-asian="normal" style:font-weight-asian="normal" style:font-style-complex="normal" style:font-weight-complex="normal"/>
    </style:style>
    <style:style style:name="P15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7cd15" officeooo:paragraph-rsid="0057cd15" style:font-style-asian="normal" style:font-weight-asian="normal" style:font-style-complex="normal" style:font-weight-complex="normal"/>
    </style:style>
    <style:style style:name="P154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style:text-line-through-style="none" style:text-line-through-type="none" style:font-name="Noto Sans" fo:font-style="normal" fo:font-weight="normal" officeooo:rsid="005762ce" officeooo:paragraph-rsid="005762ce" style:font-style-asian="normal" style:font-weight-asian="normal" style:font-style-complex="normal" style:font-weight-complex="normal"/>
    </style:style>
    <style:style style:name="P15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bc58c" officeooo:paragraph-rsid="005bc58c" style:font-style-asian="normal" style:font-weight-asian="normal" style:font-style-complex="normal" style:font-weight-complex="normal"/>
    </style:style>
    <style:style style:name="P15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5fceef" officeooo:paragraph-rsid="005fceef" style:font-style-asian="normal" style:font-weight-asian="normal" style:font-style-complex="normal" style:font-weight-complex="normal"/>
    </style:style>
    <style:style style:name="P15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64f33b" officeooo:paragraph-rsid="0064f33b" style:font-style-asian="normal" style:font-weight-asian="normal" style:font-style-complex="normal" style:font-weight-complex="normal"/>
    </style:style>
    <style:style style:name="P15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6985d4" officeooo:paragraph-rsid="006985d4" style:font-style-asian="normal" style:font-weight-asian="normal" style:font-style-complex="normal" style:font-weight-complex="normal"/>
    </style:style>
    <style:style style:name="P159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style:text-line-through-style="none" style:text-line-through-type="none" style:font-name="Noto Sans" fo:font-style="normal" fo:font-weight="normal" officeooo:rsid="006985d4" officeooo:paragraph-rsid="006985d4" style:font-style-asian="normal" style:font-weight-asian="normal" style:font-style-complex="normal" style:font-weight-complex="normal"/>
    </style:style>
    <style:style style:name="P16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6bf2ea" officeooo:paragraph-rsid="006bf2ea" style:font-style-asian="normal" style:font-weight-asian="normal" style:font-style-complex="normal" style:font-weight-complex="normal"/>
    </style:style>
    <style:style style:name="P16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7295b9" officeooo:paragraph-rsid="007295b9" style:font-style-asian="normal" style:font-weight-asian="normal" style:font-style-complex="normal" style:font-weight-complex="normal"/>
    </style:style>
    <style:style style:name="P16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normal" officeooo:rsid="006dc68a" officeooo:paragraph-rsid="006dc68a" style:font-style-asian="normal" style:font-weight-asian="normal" style:font-style-complex="normal" style:font-weight-complex="normal"/>
    </style:style>
    <style:style style:name="P16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508768" officeooo:paragraph-rsid="00508768" style:font-style-asian="normal" style:font-weight-asian="bold" style:font-style-complex="normal" style:font-weight-complex="bold"/>
    </style:style>
    <style:style style:name="P16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517f88" officeooo:paragraph-rsid="00517f88" style:font-style-asian="normal" style:font-weight-asian="bold" style:font-style-complex="normal" style:font-weight-complex="bold"/>
    </style:style>
    <style:style style:name="P16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548163" officeooo:paragraph-rsid="00548163" style:font-style-asian="normal" style:font-weight-asian="bold" style:font-style-complex="normal" style:font-weight-complex="bold"/>
    </style:style>
    <style:style style:name="P16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560113" officeooo:paragraph-rsid="00560113" style:font-style-asian="normal" style:font-weight-asian="bold" style:font-style-complex="normal" style:font-weight-complex="bold"/>
    </style:style>
    <style:style style:name="P16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5fceef" officeooo:paragraph-rsid="005fceef" style:font-style-asian="normal" style:font-weight-asian="bold" style:font-style-complex="normal" style:font-weight-complex="bold"/>
    </style:style>
    <style:style style:name="P16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615891" officeooo:paragraph-rsid="00615891" style:font-style-asian="normal" style:font-weight-asian="bold" style:font-style-complex="normal" style:font-weight-complex="bold"/>
    </style:style>
    <style:style style:name="P16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6750cf" officeooo:paragraph-rsid="006750cf" style:font-style-asian="normal" style:font-weight-asian="bold" style:font-style-complex="normal" style:font-weight-complex="bold"/>
    </style:style>
    <style:style style:name="P17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6985d4" officeooo:paragraph-rsid="006985d4" style:font-style-asian="normal" style:font-weight-asian="bold" style:font-style-complex="normal" style:font-weight-complex="bold"/>
    </style:style>
    <style:style style:name="P17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fo:font-weight="bold" officeooo:rsid="006dc68a" officeooo:paragraph-rsid="006dc68a" style:font-style-asian="normal" style:font-weight-asian="bold" style:font-style-complex="normal" style:font-weight-complex="bold"/>
    </style:style>
    <style:style style:name="P17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52693b" officeooo:paragraph-rsid="0052693b" style:font-style-asian="normal" style:font-weight-asian="normal" style:font-style-complex="normal" style:font-weight-complex="normal"/>
    </style:style>
    <style:style style:name="P17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6fdc59" officeooo:paragraph-rsid="006fdc59" style:font-style-asian="normal" style:font-weight-asian="normal" style:font-style-complex="normal" style:font-weight-complex="normal"/>
    </style:style>
    <style:style style:name="P17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70dc80" officeooo:paragraph-rsid="0070dc80" style:font-style-asian="normal" style:font-weight-asian="normal" style:font-style-complex="normal" style:font-weight-complex="normal"/>
    </style:style>
    <style:style style:name="P17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71d529" officeooo:paragraph-rsid="0071d529" style:font-style-asian="normal" style:font-weight-asian="normal" style:font-style-complex="normal" style:font-weight-complex="normal"/>
    </style:style>
    <style:style style:name="P17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bold" officeooo:rsid="006dc68a" officeooo:paragraph-rsid="006dc68a" style:font-style-asian="normal" style:font-weight-asian="bold" style:font-style-complex="normal" style:font-weight-complex="bold"/>
    </style:style>
    <style:style style:name="P17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bold" officeooo:rsid="006de744" officeooo:paragraph-rsid="006de744" style:font-style-asian="normal" style:font-weight-asian="bold" style:font-style-complex="normal" style:font-weight-complex="bold"/>
    </style:style>
    <style:style style:name="P17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bold" officeooo:rsid="006fdc59" officeooo:paragraph-rsid="006fdc59" style:font-style-asian="normal" style:font-weight-asian="bold" style:font-style-complex="normal" style:font-weight-complex="bold"/>
    </style:style>
    <style:style style:name="P17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bold" officeooo:rsid="0071d529" officeooo:paragraph-rsid="0071d529" style:font-style-asian="normal" style:font-weight-asian="bold" style:font-style-complex="normal" style:font-weight-complex="bold"/>
    </style:style>
    <style:style style:name="P18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solid" style:text-underline-width="auto" style:text-underline-color="font-color" fo:font-weight="bold" officeooo:rsid="006dc68a" officeooo:paragraph-rsid="006dc68a" style:font-style-asian="normal" style:font-weight-asian="bold" style:font-style-complex="normal" style:font-weight-complex="bold"/>
    </style:style>
    <style:style style:name="P18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bold" officeooo:rsid="005fceef" officeooo:paragraph-rsid="005fceef" style:font-style-asian="italic" style:font-weight-asian="bold" style:font-style-complex="italic" style:font-weight-complex="bold"/>
    </style:style>
    <style:style style:name="P18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bold" officeooo:rsid="006750cf" officeooo:paragraph-rsid="006750cf" style:font-style-asian="italic" style:font-weight-asian="bold" style:font-style-complex="italic" style:font-weight-complex="bold"/>
    </style:style>
    <style:style style:name="P18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bold" officeooo:rsid="0067f6a8" officeooo:paragraph-rsid="0067f6a8" style:font-style-asian="italic" style:font-weight-asian="bold" style:font-style-complex="italic" style:font-weight-complex="bold"/>
    </style:style>
    <style:style style:name="P18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bold" officeooo:rsid="006bf2ea" officeooo:paragraph-rsid="006bf2ea" style:font-style-asian="italic" style:font-weight-asian="bold" style:font-style-complex="italic" style:font-weight-complex="bold"/>
    </style:style>
    <style:style style:name="P18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normal" officeooo:rsid="006750cf" officeooo:paragraph-rsid="006750cf" style:font-style-asian="italic" style:font-weight-asian="normal" style:font-style-complex="italic" style:font-weight-complex="normal"/>
    </style:style>
    <style:style style:name="P186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normal" officeooo:rsid="0067f6a8" officeooo:paragraph-rsid="0067f6a8" style:font-style-asian="italic" style:font-weight-asian="normal" style:font-style-complex="italic" style:font-weight-complex="normal"/>
    </style:style>
    <style:style style:name="P187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normal" officeooo:rsid="006985d4" officeooo:paragraph-rsid="006985d4" style:font-style-asian="italic" style:font-weight-asian="normal" style:font-style-complex="italic" style:font-weight-complex="normal"/>
    </style:style>
    <style:style style:name="P188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fo:font-weight="normal" officeooo:rsid="006dc68a" officeooo:paragraph-rsid="006bf2ea" style:font-style-asian="italic" style:font-weight-asian="normal" style:font-style-complex="italic" style:font-weight-complex="normal"/>
    </style:style>
    <style:style style:name="P189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solid" style:text-underline-width="auto" style:text-underline-color="font-color" fo:font-weight="bold" officeooo:rsid="006dc68a" officeooo:paragraph-rsid="006dc68a" style:font-style-asian="italic" style:font-weight-asian="bold" style:font-style-complex="italic" style:font-weight-complex="bold"/>
    </style:style>
    <style:style style:name="P190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bold" officeooo:rsid="006dc68a" officeooo:paragraph-rsid="006dc68a" style:font-style-asian="italic" style:font-weight-asian="bold" style:font-style-complex="italic" style:font-weight-complex="bold"/>
    </style:style>
    <style:style style:name="P191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bold" officeooo:rsid="006de744" officeooo:paragraph-rsid="006de744" style:font-style-asian="italic" style:font-weight-asian="bold" style:font-style-complex="italic" style:font-weight-complex="bold"/>
    </style:style>
    <style:style style:name="P192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bold" officeooo:rsid="006fdc59" officeooo:paragraph-rsid="006fdc59" style:font-style-asian="italic" style:font-weight-asian="bold" style:font-style-complex="italic" style:font-weight-complex="bold"/>
    </style:style>
    <style:style style:name="P19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normal" officeooo:rsid="006dc68a" officeooo:paragraph-rsid="006dc68a" style:font-style-asian="italic" style:font-weight-asian="normal" style:font-style-complex="italic" style:font-weight-complex="normal"/>
    </style:style>
    <style:style style:name="P19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normal" officeooo:rsid="006fdc59" officeooo:paragraph-rsid="006fdc59" style:font-style-asian="italic" style:font-weight-asian="normal" style:font-style-complex="italic" style:font-weight-complex="normal"/>
    </style:style>
    <style:style style:name="P19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italic" style:text-underline-style="none" fo:font-weight="normal" officeooo:rsid="0071d529" officeooo:paragraph-rsid="006fdc59" style:font-style-asian="italic" style:font-weight-asian="normal" style:font-style-complex="italic" style:font-weight-complex="normal"/>
    </style:style>
    <style:style style:name="P196" style:family="paragraph" style:parent-style-name="Standard">
      <loext:graphic-properties draw:fill="solid" draw:fill-color="#000000" draw:opacity="100%"/>
      <style:paragraph-properties fo:background-color="#000000"/>
      <style:text-properties fo:color="#ffffff" style:font-name="Noto Sans" fo:font-style="normal" fo:font-weight="bold" officeooo:rsid="00291ced" officeooo:paragraph-rsid="0041515e" style:font-style-asian="normal" style:font-weight-asian="bold" style:font-style-complex="normal" style:font-weight-complex="bold"/>
    </style:style>
    <style:style style:name="P197" style:family="paragraph" style:parent-style-name="Standard">
      <loext:graphic-properties draw:fill="none" draw:fill-color="#ffffff"/>
      <style:paragraph-properties fo:background-color="transparent"/>
      <style:text-properties fo:color="#ffffff" style:font-name="Noto Sans" fo:font-style="normal" fo:font-weight="bold" officeooo:rsid="00291ced" officeooo:paragraph-rsid="0041f596" style:font-style-asian="normal" style:font-weight-asian="bold" style:font-style-complex="normal" style:font-weight-complex="bold"/>
    </style:style>
    <style:style style:name="P198" style:family="paragraph" style:parent-style-name="Standard">
      <loext:graphic-properties draw:fill="solid" draw:fill-color="#000000" draw:opacity="100%"/>
      <style:paragraph-properties fo:background-color="#000000"/>
      <style:text-properties fo:color="#ffffff" style:font-name="Noto Sans" fo:font-style="normal" fo:font-weight="bold" officeooo:rsid="00291ced" officeooo:paragraph-rsid="0041f596" style:font-style-asian="normal" style:font-weight-asian="bold" style:font-style-complex="normal" style:font-weight-complex="bold"/>
    </style:style>
    <style:style style:name="P19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Sans"/>
    </style:style>
    <style:style style:name="P200" style:family="paragraph" style:parent-style-name="Table_20_Contents">
      <style:paragraph-properties fo:text-align="center" style:justify-single-word="false"/>
      <style:text-properties style:font-name="Noto Sans" fo:font-size="12pt" officeooo:rsid="00223084" officeooo:paragraph-rsid="00223084"/>
    </style:style>
    <style:style style:name="P201" style:family="paragraph" style:parent-style-name="Table_20_Contents">
      <style:paragraph-properties fo:text-align="center" style:justify-single-word="false"/>
      <style:text-properties style:font-name="Noto Sans" fo:font-size="12pt" fo:font-weight="bold" officeooo:rsid="00223084" officeooo:paragraph-rsid="00223084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23084" officeooo:paragraph-rsid="0022308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39b90" officeooo:paragraph-rsid="00239b9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23084" officeooo:paragraph-rsid="0022308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239b90" officeooo:paragraph-rsid="00239b9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241083" officeooo:paragraph-rsid="0024108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7" style:family="paragraph" style:parent-style-name="Standard" style:master-page-name="">
      <loext:graphic-properties draw:fill="none" draw:fill-color="#ffffff" draw:opacity="100%"/>
      <style:paragraph-properties fo:margin-left="5.9cm" fo:margin-right="0cm" fo:text-indent="0cm" style:auto-text-indent="false" style:page-number="auto" fo:background-color="transparent"/>
      <style:text-properties style:use-window-font-color="true" style:font-name="Noto Sans" fo:font-style="italic" fo:font-weight="normal" officeooo:rsid="005ccdf1" officeooo:paragraph-rsid="005ccdf1" style:font-style-asian="italic" style:font-weight-asian="normal" style:font-style-complex="italic" style:font-weight-complex="normal"/>
    </style:style>
    <style:style style:name="P208" style:family="paragraph" style:parent-style-name="Standard">
      <loext:graphic-properties draw:fill="none" draw:fill-color="#ffffff" draw:opacity="100%"/>
      <style:paragraph-properties fo:margin-left="0cm" fo:margin-right="0cm" fo:text-indent="0cm" style:auto-text-indent="false" fo:background-color="transparent"/>
      <style:text-properties style:use-window-font-color="true" style:font-name="Noto Sans" fo:font-style="italic" fo:font-weight="normal" officeooo:rsid="005bc58c" officeooo:paragraph-rsid="005bc58c" style:font-style-asian="italic" style:font-weight-asian="normal" style:font-style-complex="italic" style:font-weight-complex="normal"/>
    </style:style>
    <style:style style:name="P209" style:family="paragraph" style:parent-style-name="Standard">
      <loext:graphic-properties draw:fill="none" draw:fill-color="#ffffff" draw:opacity="100%"/>
      <style:paragraph-properties fo:margin-left="0cm" fo:margin-right="0cm" fo:text-indent="0cm" style:auto-text-indent="false" fo:background-color="transparent"/>
      <style:text-properties style:use-window-font-color="true" style:font-name="Noto Sans" fo:font-style="italic" fo:font-weight="normal" officeooo:rsid="005e0658" officeooo:paragraph-rsid="005e0658" style:font-style-asian="italic" style:font-weight-asian="normal" style:font-style-complex="italic" style:font-weight-complex="normal"/>
    </style:style>
    <style:style style:name="P210" style:family="paragraph" style:parent-style-name="Standard">
      <loext:graphic-properties draw:fill="none" draw:fill-color="#ffffff" draw:opacity="100%"/>
      <style:paragraph-properties fo:margin-left="0cm" fo:margin-right="0cm" fo:text-indent="0cm" style:auto-text-indent="false" fo:background-color="transparent"/>
      <style:text-properties style:use-window-font-color="true" style:font-name="Noto Sans" fo:font-style="italic" fo:font-weight="normal" officeooo:rsid="005ee774" officeooo:paragraph-rsid="005ee774" style:font-style-asian="italic" style:font-weight-asian="normal" style:font-style-complex="italic" style:font-weight-complex="normal"/>
    </style:style>
    <style:style style:name="P211" style:family="paragraph" style:parent-style-name="Standard">
      <loext:graphic-properties draw:fill="none" draw:fill-color="#ffffff" draw:opacity="100%"/>
      <style:paragraph-properties fo:margin-left="0cm" fo:margin-right="0cm" fo:text-indent="0cm" style:auto-text-indent="false" fo:background-color="transparent"/>
      <style:text-properties style:use-window-font-color="true" style:font-name="Noto Sans" fo:font-style="italic" fo:font-weight="normal" officeooo:rsid="005fceef" officeooo:paragraph-rsid="005fceef" style:font-style-asian="italic" style:font-weight-asian="normal" style:font-style-complex="italic" style:font-weight-complex="normal"/>
    </style:style>
    <style:style style:name="P212" style:family="paragraph" style:parent-style-name="Standard">
      <loext:graphic-properties draw:fill="none" draw:fill-color="#ffffff" draw:opacity="100%"/>
      <style:paragraph-properties fo:margin-left="0cm" fo:margin-right="0cm" fo:text-indent="0cm" style:auto-text-indent="false" fo:background-color="transparent"/>
      <style:text-properties style:use-window-font-color="true" style:text-line-through-style="none" style:text-line-through-type="none" style:font-name="Noto Sans" fo:font-style="normal" fo:font-weight="normal" officeooo:rsid="005ccdf1" officeooo:paragraph-rsid="005ccdf1" style:font-style-asian="normal" style:font-weight-asian="normal" style:font-style-complex="normal" style:font-weight-complex="normal"/>
    </style:style>
    <style:style style:name="P213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71d529" officeooo:paragraph-rsid="0071d529" style:font-style-asian="normal" style:font-weight-asian="normal" style:font-style-complex="normal" style:font-weight-complex="normal"/>
    </style:style>
    <style:style style:name="P2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text-line-through-style="none" style:text-line-through-type="none" style:font-name="Noto Sans" fo:font-style="normal" style:text-underline-style="none" fo:font-weight="normal" officeooo:rsid="0071d529" officeooo:paragraph-rsid="0071d529" style:font-style-asian="normal" style:font-weight-asian="normal" style:font-style-complex="normal" style:font-weight-complex="normal"/>
    </style:style>
    <style:style style:name="P215" style:family="paragraph">
      <loext:graphic-properties draw:fill="none"/>
      <style:paragraph-properties fo:text-align="center"/>
    </style:style>
    <style:style style:name="T1" style:family="text">
      <style:text-properties officeooo:rsid="001099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179" style:font-weight-asian="bold" style:font-weight-complex="bold"/>
    </style:style>
    <style:style style:name="T4" style:family="text">
      <style:text-properties officeooo:rsid="0011b17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f4c0" style:font-style-asian="normal" style:font-style-complex="normal"/>
    </style:style>
    <style:style style:name="T8" style:family="text">
      <style:text-properties fo:font-style="normal" officeooo:rsid="001e5787" style:font-style-asian="normal" style:font-style-complex="normal"/>
    </style:style>
    <style:style style:name="T9" style:family="text">
      <style:text-properties fo:font-style="normal" officeooo:rsid="001e898f" style:font-style-asian="normal" style:font-style-complex="normal"/>
    </style:style>
    <style:style style:name="T10" style:family="text">
      <style:text-properties fo:font-style="normal" officeooo:rsid="002059ec" style:font-style-asian="normal" style:font-style-complex="normal"/>
    </style:style>
    <style:style style:name="T11" style:family="text">
      <style:text-properties fo:font-style="normal" officeooo:rsid="00241083" style:font-style-asian="normal" style:font-style-complex="normal"/>
    </style:style>
    <style:style style:name="T12" style:family="text">
      <style:text-properties fo:font-style="normal" officeooo:rsid="0025e2d3" style:font-style-asian="normal" style:font-style-complex="normal"/>
    </style:style>
    <style:style style:name="T13" style:family="text">
      <style:text-properties fo:font-style="normal" officeooo:rsid="002d6acd" style:font-style-asian="normal" style:font-style-complex="normal"/>
    </style:style>
    <style:style style:name="T14" style:family="text">
      <style:text-properties fo:font-style="normal" officeooo:rsid="002f1628" style:font-style-asian="normal" style:font-style-complex="normal"/>
    </style:style>
    <style:style style:name="T15" style:family="text">
      <style:text-properties fo:font-style="normal" officeooo:rsid="0036bd50" style:font-style-asian="normal" style:font-style-complex="normal"/>
    </style:style>
    <style:style style:name="T16" style:family="text">
      <style:text-properties fo:font-style="normal" officeooo:rsid="004ab093" style:font-style-asian="normal" style:font-style-complex="normal"/>
    </style:style>
    <style:style style:name="T17" style:family="text">
      <style:text-properties fo:font-style="normal" officeooo:rsid="004c093b" style:font-style-asian="normal" style:font-style-complex="normal"/>
    </style:style>
    <style:style style:name="T18" style:family="text">
      <style:text-properties fo:font-style="normal" officeooo:rsid="0050f2de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d7eb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officeooo:rsid="003f2c8f" style:font-weight-asian="normal" style:font-weight-complex="normal"/>
    </style:style>
    <style:style style:name="T23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normal" officeooo:rsid="0025d7eb" style:font-style-asian="normal" style:font-weight-asian="normal" style:font-style-complex="normal" style:font-weight-complex="normal"/>
    </style:style>
    <style:style style:name="T26" style:family="text">
      <style:text-properties fo:font-size="12pt" fo:font-style="normal" style:font-style-asian="normal" style:font-style-complex="normal"/>
    </style:style>
    <style:style style:name="T27" style:family="text">
      <style:text-properties fo:font-size="12pt" fo:font-style="normal" officeooo:rsid="001e898f" style:font-style-asian="normal" style:font-style-complex="normal"/>
    </style:style>
    <style:style style:name="T28" style:family="text">
      <style:text-properties officeooo:rsid="002059ec"/>
    </style:style>
    <style:style style:name="T29" style:family="text">
      <style:text-properties style:text-position="super 58%"/>
    </style:style>
    <style:style style:name="T30" style:family="text">
      <style:text-properties officeooo:rsid="0025d7eb"/>
    </style:style>
    <style:style style:name="T31" style:family="text">
      <style:text-properties officeooo:rsid="003da296"/>
    </style:style>
    <style:style style:name="T32" style:family="text">
      <style:text-properties officeooo:rsid="003f2c8f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fo:font-style="normal" style:font-style-asian="normal" style:font-style-complex="normal"/>
    </style:style>
    <style:style style:name="T35" style:family="text">
      <style:text-properties style:text-line-through-style="none" style:text-line-through-type="none" fo:font-style="normal" officeooo:rsid="0050f2de" style:font-style-asian="normal" style:font-style-complex="normal"/>
    </style:style>
    <style:style style:name="T36" style:family="text">
      <style:text-properties style:text-line-through-style="none" style:text-line-through-type="none" fo:font-style="normal" officeooo:rsid="0052693b" style:font-style-asian="normal" style:font-style-complex="normal"/>
    </style:style>
    <style:style style:name="T37" style:family="text">
      <style:text-properties style:text-line-through-style="none" style:text-line-through-type="none" fo:font-style="normal" officeooo:rsid="005762ce" style:font-style-asian="normal" style:font-style-complex="normal"/>
    </style:style>
    <style:style style:name="T38" style:family="text">
      <style:text-properties style:text-line-through-style="none" style:text-line-through-type="none" fo:font-style="normal" officeooo:rsid="005ee774" style:font-style-asian="normal" style:font-style-complex="normal"/>
    </style:style>
    <style:style style:name="T39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font-style="normal" fo:font-weight="normal" officeooo:rsid="005762ce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font-style="normal" fo:font-weight="normal" officeooo:rsid="0057cd15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weight="bold" style:font-weight-asian="bold" style:font-weight-complex="bold"/>
    </style:style>
    <style:style style:name="T44" style:family="text">
      <style:text-properties style:text-line-through-style="none" style:text-line-through-type="none" fo:font-weight="bold" officeooo:rsid="0050f2de" style:font-weight-asian="bold" style:font-weight-complex="bold"/>
    </style:style>
    <style:style style:name="T45" style:family="text">
      <style:text-properties style:text-line-through-style="none" style:text-line-through-type="none" fo:font-weight="bold" officeooo:rsid="0050fbfb" style:font-weight-asian="bold" style:font-weight-complex="bold"/>
    </style:style>
    <style:style style:name="T46" style:family="text">
      <style:text-properties style:text-line-through-style="none" style:text-line-through-type="none" style:text-underline-style="none"/>
    </style:style>
    <style:style style:name="T47" style:family="text">
      <style:text-properties style:text-line-through-style="none" style:text-line-through-type="none" fo:font-style="italic" style:font-style-asian="italic" style:font-style-complex="italic"/>
    </style:style>
    <style:style style:name="T48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text-line-through-style="none" style:text-line-through-type="none" fo:font-weight="normal" style:font-weight-asian="normal" style:font-weight-complex="normal"/>
    </style:style>
    <style:style style:name="T50" style:family="text">
      <style:text-properties style:text-line-through-style="none" style:text-line-through-type="none" fo:font-weight="normal" officeooo:rsid="006dc68a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71d529" style:font-weight-asian="normal" style:font-weight-complex="normal"/>
    </style:style>
    <style:style style:name="T52" style:family="text">
      <style:text-properties style:text-line-through-style="none" style:text-line-through-type="none" officeooo:rsid="0057cd15"/>
    </style:style>
    <style:style style:name="T53" style:family="text">
      <style:text-properties style:text-line-through-style="none" style:text-line-through-type="none" officeooo:rsid="005762ce"/>
    </style:style>
    <style:style style:name="T54" style:family="text">
      <style:text-properties style:text-line-through-style="none" style:text-line-through-type="none" officeooo:rsid="0069a0a4"/>
    </style:style>
    <style:style style:name="T55" style:family="text">
      <style:text-properties style:text-line-through-style="none" style:text-line-through-type="none" officeooo:rsid="006dc68a"/>
    </style:style>
    <style:style style:name="T56" style:family="text">
      <style:text-properties style:text-line-through-style="none" style:text-line-through-type="none" officeooo:rsid="006fdc59"/>
    </style:style>
    <style:style style:name="T57" style:family="text">
      <style:text-properties officeooo:rsid="0078464d"/>
    </style:style>
    <style:style style:name="gr1" style:family="graphic">
      <style:graphic-properties draw:fill="none" draw:textarea-vertical-align="middle" draw:auto-grow-height="false" fo:min-height="2.91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91cm" fo:min-width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10.089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– ANOTAÇÕES CURSO LPI </text:p>
      <text:p text:style-name="P3"/>
      <text:p text:style-name="P4">SISTEMA DE PARTIÇÕES</text:p>
      <text:p text:style-name="P3"/>
      <text:p text:style-name="P7">DEFINIR UM SISTEMA DE PARTIÇÕES PARA DISPOSITIVO </text:p>
      <text:p text:style-name="P7">comando:</text:p>
      <text:p text:style-name="P3">mkfs -t ext3 /dev/(dispositivo) </text:p>
      <text:p text:style-name="P3"/>
      <text:p text:style-name="P7">DEFINIR PARTIÇÃO VFAT EM UM DISCO DO SISTEMA</text:p>
      <text:p text:style-name="P3">mkfs -t vfat /dev/sdb2</text:p>
      <text:p text:style-name="P3"/>
      <text:p text:style-name="P7">OUTRA FORMA DE DEFINIR SISTEMA DE PARTIÇÃO</text:p>
      <text:p text:style-name="P3">m<text:span text:style-name="T57">k</text:span>fs.ext3 /dev/sdc1</text:p>
      <text:p text:style-name="P3"/>
      <text:p text:style-name="P7">PARTIÇÕES DE SWAP</text:p>
      <text:p text:style-name="P3"/>
      <text:p text:style-name="P8">FORMATAR PARTIÇÃO SWAP</text:p>
      <text:p text:style-name="P7"/>
      <text:p text:style-name="P3">mkswap /dev/"dispositivo"</text:p>
      <text:p text:style-name="P3"/>
      <text:p text:style-name="P7">INCLUINDO A PARTIÇÃO SWAP</text:p>
      <text:p text:style-name="P3">swapon /dev/"Nome do Dispositivo"</text:p>
      <text:p text:style-name="P3"/>
      <text:p text:style-name="P3"/>
      <text:p text:style-name="P7">MOSTRAR INFORMAÇÕES DE DISPOSITIVOS (Discos)</text:p>
      <text:p text:style-name="P13">comando:</text:p>
      <text:p text:style-name="P13"><text:s/></text:p>
      <text:p text:style-name="P3">file -s /dev/(dispositivo)</text:p>
      <text:p text:style-name="P199"/>
      <text:p text:style-name="P3"/>
      <text:p text:style-name="P3"/>
      <text:p text:style-name="P4">MANTENDO INTEGRIDADE FSs - fsck, tune2fs, dumpe2fs, debugfs, XFS</text:p>
      <text:p text:style-name="P7"/>
      <text:p text:style-name="P15">fsck (funciona com partições não montadas, ou somente leitura)</text:p>
      <text:p text:style-name="P15"/>
      <text:p text:style-name="P15">e2fsck – verifica erros em sistemas de arquivos ext2, ext3, ext4.</text:p>
      <text:p text:style-name="P15"/>
      <text:p text:style-name="P8">VERIFICAR SISTEMAS FAT</text:p>
      <text:p text:style-name="P15"/>
      <text:p text:style-name="P15">comando:</text:p>
      <text:p text:style-name="P15">fsck -t fat <text:s/><text:span text:style-name="T3">ou <text:s/></text:span><text:span text:style-name="T4">f</text:span>sck.fat</text:p>
      <text:p text:style-name="P15"><text:soft-page-break/></text:p>
      <text:p text:style-name="P8">SISTEMAS XFS</text:p>
      <text:p text:style-name="P14">fsck -t xfs <text:span text:style-name="T3">ou <text:s/></text:span><text:span text:style-name="T1">fsck.xfs </text:span></text:p>
      <text:p text:style-name="P15"/>
      <text:p text:style-name="P9">exemplo:</text:p>
      <text:p text:style-name="P16">fsck <text:span text:style-name="T5">dev</text:span><text:span text:style-name="T6">/sda1 </text:span></text:p>
      <text:p text:style-name="P75"/>
      <text:p text:style-name="P16"><text:span text:style-name="T19">parted -l </text:span><text:span text:style-name="T6">(Mostra todas as partições e os tipos de arquivos )</text:span></text:p>
      <text:p text:style-name="P75"/>
      <text:p text:style-name="P17"><text:span text:style-name="T19">dumpe2fs </text:span><text:span text:style-name="T6">– comando utilizado para obter informações sobre determinada partição bem como alterar parâmetros como label, uso de blocos reservados.</text:span></text:p>
      <text:p text:style-name="P76"/>
      <text:p text:style-name="P52">comando:</text:p>
      <text:p text:style-name="P17"><text:span text:style-name="T6">dumpe2fs -h </text:span><text:span text:style-name="T5">dev</text:span><text:span text:style-name="T6">/sda1</text:span></text:p>
      <text:p text:style-name="P76"/>
      <text:p text:style-name="P10"><text:span text:style-name="T6">AJUSTANDO </text:span><text:span text:style-name="T7">PARÂMETROS DE DISCO COM TUNE2FS</text:span></text:p>
      <text:p text:style-name="P77">tune2fs (ext2,3,4)</text:p>
      <text:p text:style-name="P77"/>
      <text:p text:style-name="P53">DEFININDO LABEL</text:p>
      <text:p text:style-name="P18"><text:span text:style-name="T6">tune2fs -L “partição teste” </text:span><text:span text:style-name="T5">dev</text:span><text:span text:style-name="T6">/sda4</text:span></text:p>
      <text:p text:style-name="P77"/>
      <text:p text:style-name="P77">MUDAR O TEMPO DE CHECAGEM DO DISCO (FSCK)</text:p>
      <text:p text:style-name="P18"><text:span text:style-name="T6">tune2fs -i 1m <text:s/></text:span><text:span text:style-name="T5">dev</text:span><text:span text:style-name="T6">/sda4</text:span><text:span text:style-name="T19"> (1m – e mẽs)</text:span></text:p>
      <text:p text:style-name="P99"/>
      <text:p text:style-name="P53">QUANTAS MONTAGENS PARA VERIFICAR COM FSCK</text:p>
      <text:p text:style-name="P18"><text:span text:style-name="T6">tune2fs -c 30 </text:span><text:span text:style-name="T5">dev</text:span><text:span text:style-name="T6">/sda4</text:span></text:p>
      <text:p text:style-name="P77"/>
      <text:p text:style-name="P7">ALTERANDO O ESPAÇO RESERVADO</text:p>
      <text:p text:style-name="P19"><text:span text:style-name="T6">tune2fs -m2 </text:span><text:span text:style-name="T5">dev</text:span><text:span text:style-name="T6">/sda4 (m2 = 2%)</text:span></text:p>
      <text:p text:style-name="P79"/>
      <text:p text:style-name="P54">HABILITAR O JORNALING</text:p>
      <text:p text:style-name="P20"><text:span text:style-name="T6">tune2fs -j </text:span><text:span text:style-name="T5">dev</text:span><text:span text:style-name="T6">//sda4</text:span></text:p>
      <text:p text:style-name="P78"/>
      <text:p text:style-name="P11"><text:span text:style-name="T6">dumpe2fs </text:span><text:span text:style-name="T21">– consulta informações</text:span></text:p>
      <text:p text:style-name="P20"><text:span text:style-name="T19">tune2fs </text:span><text:span text:style-name="T6">– altera parâmetros </text:span></text:p>
      <text:p text:style-name="P80"/>
      <text:p text:style-name="P21"><text:span text:style-name="T19">DEBUGFS </text:span><text:span text:style-name="T6">– OPERAÇÕES MAIS AVANÇADAS NO DISCO.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21"/>
      <text:p text:style-name="P12"><text:soft-page-break/>GERENCIAMENTO DE PERMISSÕES E PROPRIEDADES DE ARQUIVOS </text:p>
      <text:p text:style-name="P12">SUID, SGID, STICKY</text:p>
      <text:p text:style-name="P100"/>
      <text:p text:style-name="P22"><text:span text:style-name="T23">SUID</text:span><text:span text:style-name="T19"> </text:span><text:span text:style-name="T20">(s)</text:span><text:span text:style-name="T6">– Essa permissão quando aplicada permite que um usuário rode um script com as permissões de quem criou o script. </text:span><text:span text:style-name="T8">(E uma característica de permissões para o usuário)</text:span></text:p>
      <text:p text:style-name="P101"/>
      <text:p text:style-name="P24"><text:span text:style-name="T19">s</text:span><text:span text:style-name="T6"> – Flag minúscula que identifica que o script possui essa permissão e pode ser executado por qualquer usuário com as permissões do seu criador. Essa fral fica alocada no lugar do w. </text:span><text:span text:style-name="T10">mostrada na parte do owner.</text:span></text:p>
      <text:p text:style-name="P101"/>
      <text:p text:style-name="P82">Atribuindo permissão <text:s/>para o usuário no script.</text:p>
      <text:p text:style-name="P55">Comando:</text:p>
      <text:p text:style-name="P82">chmod u+s Script_exemplo.sh</text:p>
      <text:p text:style-name="P102"/>
      <text:p text:style-name="P5"><text:span text:style-name="T6">SGID </text:span><text:span text:style-name="T25">(s)</text:span><text:span text:style-name="T6">–</text:span><text:span text:style-name="T21"> </text:span><text:span text:style-name="T24">Mesma atribuição do SUID porém para o grupo., permite que o script seja executado com as permissões do grupo dono daquele usuário.</text:span></text:p>
      <text:p text:style-name="P103"/>
      <text:p text:style-name="P25"><text:span text:style-name="T6">Atribuindo permissão <text:s/></text:span><text:span text:style-name="T9">SGID para </text:span><text:span text:style-name="T6">script.</text:span></text:p>
      <text:p text:style-name="P56">Comando:</text:p>
      <text:p text:style-name="P6"><text:span text:style-name="T26">chmod </text:span><text:span text:style-name="T27">g</text:span><text:span text:style-name="T26">+s Script_exemplo.sh</text:span></text:p>
      <text:p text:style-name="P104"/>
      <text:p text:style-name="P29">Propriedade do SGID para diretórios.</text:p>
      <text:p text:style-name="P31">Quando aplicado em um diretório, permite que todos os demais diretórios criados nessa pasta assuma o grupo e não o dono do arquivo.</text:p>
      <text:p text:style-name="P34"/>
      <text:p text:style-name="P28"><text:span text:style-name="T2">STICKY</text:span> <text:span text:style-name="T30">(s)</text:span>– Permite que o arquivo somente possa ser apagado por quem o criou, <text:span text:style-name="T28">essa flag é adicionado em other (Outros), ele prevalece a todas as demais permissões.</text:span></text:p>
      <text:p text:style-name="P33"/>
      <text:p text:style-name="P30">Bits de acesso.</text:p>
      <table:table table:name="Tabela3" table:style-name="Tabela3">
        <table:table-column table:style-name="Tabela3.A"/>
        <table:table-column table:style-name="Tabela3.B"/>
        <table:table-column table:style-name="Tabela3.A"/>
        <table:table-row>
          <table:table-cell table:style-name="Tabela3.A1" office:value-type="string">
            <text:p text:style-name="P201">SUID</text:p>
          </table:table-cell>
          <table:table-cell table:style-name="Tabela3.A1" office:value-type="string">
            <text:p text:style-name="P201">SGID</text:p>
          </table:table-cell>
          <table:table-cell table:style-name="Tabela3.A1" office:value-type="string">
            <text:p text:style-name="P201">STICKY</text:p>
          </table:table-cell>
        </table:table-row>
        <table:table-row>
          <table:table-cell table:style-name="Tabela3.A2" office:value-type="string">
            <text:p text:style-name="P200">2<text:span text:style-name="T29">4</text:span></text:p>
          </table:table-cell>
          <table:table-cell table:style-name="Tabela3.A2" office:value-type="string">
            <text:p text:style-name="P200">2<text:span text:style-name="T29">1</text:span></text:p>
          </table:table-cell>
          <table:table-cell table:style-name="Tabela3.C2" office:value-type="string">
            <text:p text:style-name="P200">2<text:span text:style-name="T29">0</text:span></text:p>
          </table:table-cell>
        </table:table-row>
        <table:table-row>
          <table:table-cell table:style-name="Tabela3.A3" office:value-type="string">
            <text:p text:style-name="P200">4</text:p>
          </table:table-cell>
          <table:table-cell table:style-name="Tabela3.A3" office:value-type="string">
            <text:p text:style-name="P200">2</text:p>
          </table:table-cell>
          <table:table-cell table:style-name="Tabela3.C3" office:value-type="string">
            <text:p text:style-name="P200">1</text:p>
          </table:table-cell>
        </table:table-row>
      </table:table>
      <text:p text:style-name="P30"/>
      <table:table table:name="Tabela2" table:style-name="Tabela2">
        <table:table-column table:style-name="Tabela2.A" table:number-columns-repeated="11"/>
        <table:table-column table:style-name="Tabela2.L"/>
        <table:table-row>
          <table:table-cell table:style-name="Tabela2.A1" office:value-type="string">
            <text:p text:style-name="P204">4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1</text:p>
          </table:table-cell>
        </table:table-row>
      </table:table>
      <table:table table:name="Tabela1" table:style-name="Tabela1">
        <table:table-column table:style-name="Tabela1.A" table:number-columns-repeated="11"/>
        <table:table-column table:style-name="Tabela1.L"/>
        <table:table-row>
          <table:table-cell table:style-name="Tabela1.A1" office:value-type="string">
            <text:p text:style-name="P204">Suid</text:p>
          </table:table-cell>
          <table:table-cell table:style-name="Tabela1.A1" office:value-type="string">
            <text:p text:style-name="P2">Sgid</text:p>
          </table:table-cell>
          <table:table-cell table:style-name="Tabela1.A1" office:value-type="string">
            <text:p text:style-name="P2">Sticky</text:p>
          </table:table-cell>
          <table:table-cell table:style-name="Tabela1.A1" office:value-type="string">
            <text:p text:style-name="P2">R</text:p>
          </table:table-cell>
          <table:table-cell table:style-name="Tabela1.A1" office:value-type="string">
            <text:p text:style-name="P2">W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2">R</text:p>
          </table:table-cell>
          <table:table-cell table:style-name="Tabela1.A1" office:value-type="string">
            <text:p text:style-name="P2">W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2">R</text:p>
          </table:table-cell>
          <table:table-cell table:style-name="Tabela1.A1" office:value-type="string">
            <text:p text:style-name="P2">W</text:p>
          </table:table-cell>
          <table:table-cell table:style-name="Tabela1.A1" office:value-type="string">
            <text:p text:style-name="P2">X</text:p>
          </table:table-cell>
        </table:table-row>
        <table:table-row>
          <table:table-cell table:style-name="Tabela1.A2" office:value-type="string">
            <text:p text:style-name="P203">1</text:p>
          </table:table-cell>
          <table:table-cell table:style-name="Tabela1.A2" office:value-type="string">
            <text:p text:style-name="P203">1</text:p>
          </table:table-cell>
          <table:table-cell table:style-name="Tabela1.A2" office:value-type="string">
            <text:p text:style-name="P202">0</text:p>
          </table:table-cell>
          <table:table-cell table:style-name="Tabela1.D2" office:value-type="string">
            <text:p text:style-name="P203">1</text:p>
          </table:table-cell>
          <table:table-cell table:style-name="Tabela1.D2" office:value-type="string">
            <text:p text:style-name="P203">1</text:p>
          </table:table-cell>
          <table:table-cell table:style-name="Tabela1.D2" office:value-type="string">
            <text:p text:style-name="P203">1</text:p>
          </table:table-cell>
          <table:table-cell table:style-name="Tabela1.G2" office:value-type="string">
            <text:p text:style-name="P203">1</text:p>
          </table:table-cell>
          <table:table-cell table:style-name="Tabela1.G2" office:value-type="string">
            <text:p text:style-name="P203">1</text:p>
          </table:table-cell>
          <table:table-cell table:style-name="Tabela1.G2" office:value-type="string">
            <text:p text:style-name="P203">1</text:p>
          </table:table-cell>
          <table:table-cell table:style-name="Tabela1.J2" office:value-type="string">
            <text:p text:style-name="P203">1</text:p>
          </table:table-cell>
          <table:table-cell table:style-name="Tabela1.J2" office:value-type="string">
            <text:p text:style-name="P203">0</text:p>
          </table:table-cell>
          <table:table-cell table:style-name="Tabela1.L2" office:value-type="string">
            <text:p text:style-name="P203">0</text:p>
          </table:table-cell>
        </table:table-row>
      </table:table>
      <text:p text:style-name="P30"><draw:custom-shape text:anchor-type="paragraph" draw:z-index="0" draw:name="Forma1" draw:style-name="gr1" draw:text-style-name="P215" svg:width="0.583cm" svg:height="2.911cm" draw:transform="rotate (1.57987203890527) translate (0.707319444444445cm 0.739069444444444cm)"><text:p/><draw:enhanced-geometry svg:viewBox="0 0 21600 21600" draw:mirror-horizontal="true" draw:glue-points="21600 0 0 10800 21600 21600" draw:text-areas="13800 ?f9 21600 ?f10" draw:type="left-brace" draw:modifiers="1800 9989.6976483762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" draw:name="Forma1" draw:style-name="gr2" draw:text-style-name="P215" svg:width="0.583cm" svg:height="2.911cm" draw:transform="rotate (1.57987203890527) translate (4.99356944444445cm 0.818444444444444cm)"><text:p/><draw:enhanced-geometry svg:viewBox="0 0 21600 21600" draw:mirror-horizontal="true" draw:glue-points="21600 0 0 10800 21600 21600" draw:text-areas="13800 ?f9 21600 ?f10" draw:type="left-brace" draw:modifiers="1800 9989.6976483762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" draw:name="Forma1" draw:style-name="gr2" draw:text-style-name="P215" svg:width="0.583cm" svg:height="2.911cm" draw:transform="rotate (1.57987203890527) translate (9.35919444444444cm 0.818444444444444cm)"><text:p/><draw:enhanced-geometry svg:viewBox="0 0 21600 21600" draw:mirror-horizontal="true" draw:glue-points="21600 0 0 10800 21600 21600" draw:text-areas="13800 ?f9 21600 ?f10" draw:type="left-brace" draw:modifiers="1800 9989.6976483762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" draw:name="Forma1" draw:style-name="gr2" draw:text-style-name="P215" svg:width="0.583cm" svg:height="2.911cm" draw:transform="rotate (1.57987203890527) translate (13.3014861111111cm 0.844902777777778cm)"><text:p/><draw:enhanced-geometry svg:viewBox="0 0 21600 21600" draw:mirror-horizontal="true" draw:glue-points="21600 0 0 10800 21600 21600" draw:text-areas="13800 ?f9 21600 ?f10" draw:type="left-brace" draw:modifiers="1800 9989.6976483762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3"/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205">ATRIBUTOS ESPECIAIS</text:p>
          </table:table-cell>
          <table:table-cell table:style-name="Tabela4.B1" office:value-type="string">
            <text:p text:style-name="P205">USUÁRIO</text:p>
          </table:table-cell>
          <table:table-cell table:style-name="Tabela4.C1" office:value-type="string">
            <text:p text:style-name="P205">GRUPO</text:p>
          </table:table-cell>
          <table:table-cell table:style-name="Tabela4.D1" office:value-type="string">
            <text:p text:style-name="P205">OUTROS</text:p>
          </table:table-cell>
        </table:table-row>
        <table:table-row table:style-name="Tabela4.2">
          <table:table-cell table:style-name="Tabela4.A1" office:value-type="string">
            <text:p text:style-name="P205">110 = 6</text:p>
          </table:table-cell>
          <table:table-cell table:style-name="Tabela4.B1" office:value-type="string">
            <text:p text:style-name="P205">111=4+2+1=7</text:p>
            <text:p text:style-name="P206">rwx</text:p>
          </table:table-cell>
          <table:table-cell table:style-name="Tabela4.C1" office:value-type="string">
            <text:p text:style-name="P205">110=4+2+1=7</text:p>
            <text:p text:style-name="P206">rw-</text:p>
          </table:table-cell>
          <table:table-cell table:style-name="Tabela4.D1" office:value-type="string">
            <text:p text:style-name="P206">100=4</text:p>
            <text:p text:style-name="P206">r--</text:p>
          </table:table-cell>
        </table:table-row>
      </table:table>
      <text:p text:style-name="P32"><draw:custom-shape text:anchor-type="paragraph" draw:z-index="4" draw:name="Forma2" draw:style-name="gr3" draw:text-style-name="P215" svg:width="0.412cm" svg:height="10.644cm" draw:transform="rotate (-1.56713113536571) translate (15.8767638888889cm 0.137583333333333cm)"><text:p/><draw:enhanced-geometry svg:viewBox="0 0 21600 21600" draw:glue-points="21600 0 0 10800 21600 21600" draw:text-areas="13800 ?f9 21600 ?f10" draw:type="left-brace" draw:modifiers="1800 10540.513670256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3"><text:span text:style-name="T6"><text:tab/><text:tab/><text:tab/><text:tab/><text:tab/><text:tab/></text:span><text:span text:style-name="T11">6774 = -rwsrwsr-- (OCTAL)</text:span></text:p>
      <text:p text:style-name="P26"><text:soft-page-break/><text:span text:style-name="T11">O</text:span><text:span text:style-name="T6">bservação:</text:span></text:p>
      <text:p text:style-name="P83">no caso do stickbit – pode existir T maiusculo e minuscula;</text:p>
      <text:p text:style-name="P26"><text:span text:style-name="T12">t</text:span><text:span text:style-name="T6"> – significa que existe o X aplicado também para outros.</text:span></text:p>
      <text:p text:style-name="P26"><text:span text:style-name="T12">T <text:s/></text:span><text:span text:style-name="T6">– significa ausência do X</text:span></text:p>
      <text:p text:style-name="P84"/>
      <text:p text:style-name="P57">PADRÃO E COMANDOS PARA LOCALIZAÇÃO DE ARQUIVOS – FHS</text:p>
      <text:p text:style-name="P58"/>
      <text:p text:style-name="P60">FHS – Filesystem Hierarchy Standart</text:p>
      <text:p text:style-name="P60">Hierarquia Padrão do Sistema de Arquivos</text:p>
      <text:p text:style-name="P60"/>
      <text:p text:style-name="P85">Obs.: sobre localização de programas</text:p>
      <text:p text:style-name="P27"><text:span text:style-name="T19">/usr </text:span><text:span text:style-name="T6">– Diretório de instalação de programas </text:span></text:p>
      <text:p text:style-name="P43"><text:span text:style-name="T2">user/</text:span><text:span text:style-name="T19">local </text:span><text:span text:style-name="T6">– programas sysadmin (quando baixamos um programa geralmente e aqui que é instalado) ou também pode ser <text:s/>no /opt., programas de terceiros são geralmente instalados aqui.</text:span></text:p>
      <text:p text:style-name="P43"><text:span text:style-name="T19">usr/X11R6 </text:span><text:span text:style-name="T6"><text:s/>- Interface gráfica (pouco usado atualmente).</text:span></text:p>
      <text:p text:style-name="P27"><text:span text:style-name="T19">usr/bin</text:span><text:span text:style-name="T6"> – Comandos não essencias. Todos os usuários (head, du, dpkg, nice)</text:span></text:p>
      <text:p text:style-name="P27"><text:span text:style-name="T19">usr/sbin</text:span><text:span text:style-name="T6"> – Comandos não essenciais. Sysadmin (equota, xfs_info, useradd)</text:span></text:p>
      <text:p text:style-name="P27"><text:span text:style-name="T19">usr/lib</text:span><text:span text:style-name="T6"> – Bibliotecas de programas.</text:span></text:p>
      <text:p text:style-name="P43"><text:span text:style-name="T2">usr</text:span><text:span text:style-name="T19">share/man/ </text:span><text:span text:style-name="T6">- Fontes do man. (manuais).</text:span></text:p>
      <text:p text:style-name="P85"/>
      <text:p text:style-name="P61">LOCALIZAÇÃO DE ARQUIVOS NO LINUX </text:p>
      <text:p text:style-name="P59"/>
      <text:p text:style-name="P35"><text:span text:style-name="T6">FIND <text:s/>(Comando + local da busca(diretório onde quer fazer a busca) <text:s/>+ “carecterística” <text:s/></text:span><text:span text:style-name="T13">(usa mais processamento)</text:span></text:p>
      <text:p text:style-name="P62"/>
      <text:p text:style-name="P62">Exemplos de uso:</text:p>
      <text:p text:style-name="P86">find /home -name Aula3 </text:p>
      <text:p text:style-name="P86">find /home -name Aula3*</text:p>
      <text:p text:style-name="P87">find /home -user lpi <text:tab/><text:tab/> (Todos arquivos criados pelo usuário lpi)</text:p>
      <text:p text:style-name="P88">find /home -size +50M <text:tab/><text:tab/> (Busca arquivos que possuem mais de 50 Mega, para <text:tab/><text:tab/><text:tab/><text:tab/><text:tab/> giga <text:s/>altera para G)</text:p>
      <text:p text:style-name="P88">find /home -size +10 -user lpi <text:s text:c="5"/>(Busca arquivos com mais de 10 Mega do usuário lpi</text:p>
      <text:p text:style-name="P88"/>
      <text:p text:style-name="P36"><text:span text:style-name="T6">LOCATE (Baseado em uma database interna), </text:span><text:span text:style-name="T14">busca o arquivo a ser localizado dentro de um database interno.</text:span></text:p>
      <text:p text:style-name="P64">Exemplos de uso:</text:p>
      <text:p text:style-name="P89">locate rpm<text:tab/><text:tab/><text:tab/><text:tab/> Busca tudo que tem rpm em alguma parte do <text:tab/><text:tab/><text:tab/><text:tab/><text:tab/><text:tab/> <text:s/>arquivo.</text:p>
      <text:p text:style-name="P89"/>
      <text:p text:style-name="P89"/>
      <text:p text:style-name="P89">Obs: como essa pesquisa e realizada a partir de uma base de dados local, essa base precisa ser atualizada de tempos em tempos.</text:p>
      <text:p text:style-name="P89"/>
      <text:p text:style-name="P89"><text:soft-page-break/>Atualizando a base de dados local.</text:p>
      <text:p text:style-name="P89">updatedb</text:p>
      <text:p text:style-name="P89"/>
      <text:p text:style-name="P37"><text:span text:style-name="T6">WHEREIS </text:span><text:span text:style-name="T21">(Busca diretório que possuem executáveis, libs, manuais , executáveis de sistema, bibliotecas) – não busca diretório dos usuários.</text:span></text:p>
      <text:p text:style-name="P90">Outra característica, ele só considera o começo do arquivo que você esta procurando, ou estando no começo ou sozinha.</text:p>
      <text:p text:style-name="P90"/>
      <text:p text:style-name="P91">Exemplo de uso:</text:p>
      <text:p text:style-name="P91">whereis rpm</text:p>
      <text:p text:style-name="P91">whereis ls</text:p>
      <text:p text:style-name="P91"/>
      <text:p text:style-name="P65">WHICH (PROCURA SOMENTE NO PATH DA SUA SEÇÃO ATUAL).</text:p>
      <text:p text:style-name="P92">Para saber os PATHs setados nas suas variáveis de ambiente rode o comando.</text:p>
      <text:p text:style-name="P92">Env | grep PATH.</text:p>
      <text:p text:style-name="P92"/>
      <text:p text:style-name="P92">Exemplos de uso.</text:p>
      <text:p text:style-name="P92">Which rpm (ele para na primeira ocorrência que encontrar, não ira procurar nos próximos)</text:p>
      <text:p text:style-name="P92"/>
      <text:p text:style-name="P66">TYPE (Não é comando de procura mais identifica se é um comando interno do bash ou <text:s/>se é um alias)</text:p>
      <text:p text:style-name="P93">Exemplo:</text:p>
      <text:p text:style-name="P93">type teste.doc</text:p>
      <text:p text:style-name="P93"/>
      <text:p text:style-name="P67"/>
      <text:p text:style-name="P68">FILE (IDENTIFICA O TIPO DE ARQUIVO)</text:p>
      <text:p text:style-name="P94">Exemplo de uso:</text:p>
      <text:p text:style-name="P44"><text:span text:style-name="T6">file teste.txt (retorna o tipo do arquivo, </text:span><text:span text:style-name="T15">se documento texto, video, arquivo compactado</text:span><text:span text:style-name="T6">)</text:span></text:p>
      <text:p text:style-name="P94"/>
      <text:p text:style-name="P63">Configurar o Display Manager - lightdm, xdm, XDMCP</text:p>
      <text:p text:style-name="P86"/>
      <text:p text:style-name="P95">DISPLAY MANAGER – Gerenciador de login.</text:p>
      <text:p text:style-name="P45"><text:span text:style-name="T6">GNOME → </text:span><text:span text:style-name="T2">GDM.</text:span></text:p>
      <text:p text:style-name="P45"><text:span text:style-name="T6">KDE → </text:span><text:span text:style-name="T19">KDM</text:span></text:p>
      <text:p text:style-name="P96">UBUNTU, XUBUNTU E DERIVADOS USAM O LIGHTDM(Display manager mais leve.</text:p>
      <text:p text:style-name="P97"/>
      <text:p text:style-name="P97">Local de localização do arquivo de configuração do DISPLAY MANAGER.</text:p>
      <text:p text:style-name="P38">ETC<text:span text:style-name="T6">/X11 – Arquivo </text:span>“default-display-manager”</text:p>
      <text:p text:style-name="P46">Após instalar um outro display manger, pode alterar esse arquivo pra <text:span text:style-name="T31">aplicar o novo gerenciador de login.</text:span></text:p>
      <text:p text:style-name="P39"/>
      <text:p text:style-name="P39"/>
      <text:p text:style-name="P39"><text:soft-page-break/></text:p>
      <text:p text:style-name="P69">CONFIGURAÇÕES DO LIGHTDM (dois arquivos)</text:p>
      <text:p text:style-name="P47">etc/lightdm/lightdm-gtk-greeter</text:p>
      <text:p text:style-name="P40"/>
      <text:p text:style-name="P40">GDM</text:p>
      <text:p text:style-name="P40">etc/gdm/greeter.deconf-defaults</text:p>
      <text:p text:style-name="P40">custom.conf</text:p>
      <text:p text:style-name="P40"/>
      <text:p text:style-name="P41"><text:span text:style-name="T32">usr/share/lightdm </text:span><text:span text:style-name="T22">(Arquivo semelhando ao da pasta gdm do etc. (podera fazer configurações em ambos os diretórios.</text:span></text:p>
      <text:p text:style-name="P45"/>
      <text:p text:style-name="P196">DEFININDO PADRÃO DE LOGIN DO LINUX (INTERFACE GRÁFICA OU NÃO | RUNLEVEL PADRÃO)</text:p>
      <text:p text:style-name="P49"/>
      <text:p text:style-name="P71">No antigo SYSTEMV – essa função ficava por conta do inittab</text:p>
      <text:p text:style-name="P71"/>
      <text:p text:style-name="P42">ETC<text:span text:style-name="T6">/SYTEMD/SYTEM<text:tab/></text:span></text:p>
      <text:p text:style-name="P71"/>
      <text:p text:style-name="P49">Vendo o target default</text:p>
      <text:p text:style-name="P71">systemctl get-default</text:p>
      <text:p text:style-name="P71"/>
      <text:p text:style-name="P49">Alterando para modo texto</text:p>
      <text:p text:style-name="P71">systemctl set-default multi-user.target (inicia o sistema com todos os serviços, porém sem a parte gráfica.</text:p>
      <text:p text:style-name="P71"/>
      <text:p text:style-name="P50">Voltando para o modo gráfico</text:p>
      <text:p text:style-name="P73">systemctl set-default graphical.target</text:p>
      <text:p text:style-name="P73"/>
      <text:p text:style-name="P51">CONECTANDO DUAS MAQUINA ATRAVÉS DO DISPLAY MANAGER</text:p>
      <text:p text:style-name="P74">Habilitar</text:p>
      <text:p text:style-name="P48">etc<text:span text:style-name="T6">/lightdm/lightdm.conf</text:span></text:p>
      <text:p text:style-name="P48"><text:span text:style-name="T6"><text:tab/>[XDMCPServer] </text:span><text:span text:style-name="T19">(X display manager dispolay protocol)</text:span></text:p>
      <text:p text:style-name="P74"><text:tab/>enabled=true</text:p>
      <text:p text:style-name="P74"/>
      <text:p text:style-name="P70">Restart o serviço lightm</text:p>
      <text:p text:style-name="P98">systemctl lightdm restart</text:p>
      <text:p text:style-name="P98"/>
      <text:p text:style-name="P70">Conectando</text:p>
      <text:p text:style-name="P98"/>
      <text:p text:style-name="P98">na máquina cliente digite os seguintes comando </text:p>
      <text:p text:style-name="P98">xorg -terminate -query “ip maquina” :1</text:p>
      <text:p text:style-name="P98"/>
      <text:p text:style-name="P72"/>
      <text:p text:style-name="P197"/>
      <text:p text:style-name="P197"><text:soft-page-break/></text:p>
      <text:p text:style-name="P198">Localização e Internacionalização - Configuração de Horário e Fuso</text:p>
      <text:p text:style-name="P105"/>
      <text:p text:style-name="P106">Linux grava tudo como horário TC, e posteriormente converte para o horário atual.</text:p>
      <text:p text:style-name="P106"/>
      <text:p text:style-name="P106">Comando:</text:p>
      <text:p text:style-name="P115">timedatectl <text:s/>- Informa o Universal time </text:p>
      <text:p text:style-name="P115"/>
      <text:p text:style-name="P106">Arquivo de configuração do TIMEZONE</text:p>
      <text:p text:style-name="P128">etc<text:span text:style-name="T6">/localtime – Link que aponta para </text:span>usr<text:span text:style-name="T6">/share/zoneinfo</text:span></text:p>
      <text:p text:style-name="P115"/>
      <text:p text:style-name="P128"><text:span text:style-name="T6">Acessando o diretório </text:span><text:span text:style-name="T2">usr</text:span><text:span text:style-name="T19">/share/zoneinfo </text:span><text:span text:style-name="T6"><text:s/>- <text:s/>lista de localidades. </text:span></text:p>
      <text:p text:style-name="P115"/>
      <text:p text:style-name="P128"><text:span text:style-name="T19">Timezone do Brasil </text:span><text:span text:style-name="T6">fica localizado dentro do diretório BRASIL</text:span></text:p>
      <text:p text:style-name="P115"/>
      <text:p text:style-name="P128">ETC<text:span text:style-name="T6">/TIMEZONE <text:s/>(Diretório também usado que possui o timezone), para alterar seu timezone, poderá mudar o que esta aqui nesse diretório.</text:span></text:p>
      <text:p text:style-name="P115"/>
      <text:p text:style-name="P111">Comando:</text:p>
      <text:p text:style-name="P129"><text:span text:style-name="T19">tzselect –</text:span><text:span text:style-name="T6"> Ajuda a encontrar o nome do timezone correto.</text:span></text:p>
      <text:p text:style-name="P116"/>
      <text:p text:style-name="P117">Caso queira poderá utilizar a variável $TZ para definir o timezone correspondente ao horário da sua seção.</text:p>
      <text:p text:style-name="P118"/>
      <text:p text:style-name="P112">Comando para configurar o timezone da sua seção.</text:p>
      <text:p text:style-name="P118">Export TZ=America/Chicago <text:s/>( passa para o valor da variável TZ o timezone desejado).</text:p>
      <text:p text:style-name="P118"/>
      <text:p text:style-name="P119">Caso queira remover o valor da variável use o comando:</text:p>
      <text:p text:style-name="P119">unset $TZ</text:p>
      <text:p text:style-name="P119"/>
      <text:p text:style-name="P130"><text:span text:style-name="T6">Também poderá alterar o TIMEZONE alterando o </text:span><text:span text:style-name="T2">etc</text:span><text:span text:style-name="T19">/localtime</text:span><text:span text:style-name="T6"> para o timezone desejado.</text:span><text:span text:style-name="T16"> </text:span><text:span text:style-name="T17">Para isso crie um link novo para o caminho do seu timezon escolhido.</text:span></text:p>
      <text:p text:style-name="P120"/>
      <text:p text:style-name="P131"><text:span text:style-name="T6">ln -s </text:span>usr<text:span text:style-name="T6">/share/zoneinfo/Asia/Bagkok </text:span>etc<text:span text:style-name="T6">/localtime</text:span></text:p>
      <text:p text:style-name="P118"/>
      <text:p text:style-name="P132"><text:span text:style-name="T6">Arquivo principal é o </text:span><text:span text:style-name="T19">LOCALTIME</text:span><text:span text:style-name="T6">. Não confunda com timezone</text:span></text:p>
      <text:p text:style-name="P121"/>
      <text:p text:style-name="P122">Localização e Internacionalização - Idioma, Linguagem e Codificação</text:p>
      <text:p text:style-name="P121"/>
      <text:p text:style-name="P123">Configurações do IDIOMA, que PAÍS e codificação de caracteres.</text:p>
      <text:p text:style-name="P123"/>
      <text:p text:style-name="P123">Comando:</text:p>
      <text:p text:style-name="P140"><text:span text:style-name="T2">locale</text:span><text:span text:style-name="T6"> <text:s/></text:span><text:span text:style-name="T18">|</text:span><text:span text:style-name="T6"> (Retorna tudo que esta setado no seu ambiente)</text:span></text:p>
      <text:p text:style-name="P123"><text:soft-page-break/></text:p>
      <text:p text:style-name="P133"><text:span text:style-name="T2">locale -a</text:span><text:span text:style-name="T6"> – </text:span><text:span text:style-name="T34"><text:s/>(Mostra o que você possuí na sua maquina e que poderá utilizar)</text:span></text:p>
      <text:p text:style-name="P147"/>
      <text:p text:style-name="P148">ALTERANDO A LINGUAGEM </text:p>
      <text:p text:style-name="P148"/>
      <text:p text:style-name="P163">Comandos:</text:p>
      <text:p text:style-name="P148">Definindo padrão Inglês EUA</text:p>
      <text:p text:style-name="P134"><text:span text:style-name="T43">export LC_ALL=en_UTF-8 <text:s/></text:span><text:span text:style-name="T44">|</text:span><text:span text:style-name="T34"> </text:span><text:span text:style-name="T35">(LC_ALL <text:s/>- sobscreve tudo </text:span></text:p>
      <text:p text:style-name="P135"><text:span text:style-name="T43">unse</text:span><text:span text:style-name="T45">t</text:span><text:span text:style-name="T43"> LC_ALL <text:s/>|</text:span><text:span text:style-name="T34"> <text:s/>(Remove a variável de ambiente)</text:span></text:p>
      <text:p text:style-name="P148"/>
      <text:p text:style-name="P149">CONVERTENDO ARQUIVOS X TIPOS DE CARACTERES </text:p>
      <text:p text:style-name="P144"><text:span text:style-name="T34">PADRÃO </text:span><text:span text:style-name="T36">CARÁCTERES</text:span><text:span text:style-name="T34"> WINDOWS 8859 LINUX UTF-8</text:span></text:p>
      <text:p text:style-name="P149"/>
      <text:p text:style-name="P164">Convertendo arquivo windows x linux </text:p>
      <text:p text:style-name="P149"/>
      <text:p text:style-name="P141"><text:span text:style-name="T33">iconv f ISO8859-1 </text:span><text:span text:style-name="T46">T UTF-8 arquivo_windows.teste.txt</text:span></text:p>
      <text:p text:style-name="P172"/>
      <text:p text:style-name="P150">Manutenção do Horário do Sistema - Relógios e os comandos date e hwclock</text:p>
      <text:p text:style-name="P149"/>
      <text:p text:style-name="P151">Dois relógios</text:p>
      <text:p text:style-name="P136"><text:span text:style-name="T39">BIOS</text:span><text:span text:style-name="T34"> – Usado no processo de boot</text:span></text:p>
      <text:p text:style-name="P136"><text:span text:style-name="T39">SOFTWARE CLOCK </text:span><text:span text:style-name="T34">– Horário do sistema, horário do linux. </text:span></text:p>
      <text:p text:style-name="P151">(dois relógios diferentes)</text:p>
      <text:p text:style-name="P151">Não ficam sincronizados, pode haver diferença.</text:p>
      <text:p text:style-name="P165"/>
      <text:p text:style-name="P165">Comandos</text:p>
      <text:p text:style-name="P136"><text:span text:style-name="T33">Date</text:span><text:span text:style-name="T34"> | usado no dia a dia </text:span></text:p>
      <text:p text:style-name="P136"><text:span text:style-name="T33">Hwclock </text:span><text:span text:style-name="T34">| Horário da Bios</text:span></text:p>
      <text:p text:style-name="P165"/>
      <text:p text:style-name="P165">Date:</text:p>
      <text:p text:style-name="P136"><text:span text:style-name="T33">date </text:span><text:span text:style-name="T34">– sem argumentos mostra informações horário sem detalhes</text:span></text:p>
      <text:p text:style-name="P136"><text:span text:style-name="T33">date -u</text:span><text:span text:style-name="T34"> <text:tab/> <text:s text:c="3"/><text:tab/>| <text:tab/>Mostra Horário UTC</text:span></text:p>
      <text:p text:style-name="P151">date +%Ÿ <text:tab/> <text:s text:c="2"/><text:tab/>| Retorna o ano com 4 digitos</text:p>
      <text:p text:style-name="P151">date +%y <text:s text:c="10"/><text:tab/>| Retorna o ano com 2 dígitos</text:p>
      <text:p text:style-name="P151">date +%H:%M <text:s/><text:tab/>| Retorna horá e minutos </text:p>
      <text:p text:style-name="P151">date --help <text:tab/> <text:s text:c="2"/><text:tab/>| Retorna todos os parâmetros do date.</text:p>
      <text:p text:style-name="P137"><text:span text:style-name="T33">Date 12011200</text:span><text:span text:style-name="T34"> <text:tab/>| Defini uma nova data lembrando que data americana o formado é ano, mês e dia.</text:span></text:p>
      <text:p text:style-name="P152"/>
      <text:p text:style-name="P166">hwclock</text:p>
      <text:p text:style-name="P166">Horário do Hardware, horário da BIOS.</text:p>
      <text:p text:style-name="P166">Consulta horário da BIOS e retorna </text:p>
      <text:p text:style-name="P166"/>
      <text:p text:style-name="P166"/>
      <text:p text:style-name="P166"><text:soft-page-break/>Comandos: </text:p>
      <text:p text:style-name="P142"><text:span text:style-name="T33">hwclock -w </text:span><text:span text:style-name="T49"><text:s text:c="4"/>-</text:span><text:span text:style-name="T40"> Pega a hora que </text:span><text:span text:style-name="T42">está no</text:span><text:span text:style-name="T40"> sistema e sincroniza com a BIOS.</text:span></text:p>
      <text:p text:style-name="P142"><text:span text:style-name="T52">h</text:span><text:span text:style-name="T53">wclock</text:span><text:span text:style-name="T37"> -s </text:span><text:span text:style-name="T41"><text:s/>- Pega horário da bios e joga para o horário do si</text:span><text:span text:style-name="T42">s</text:span><text:span text:style-name="T41">tema.</text:span></text:p>
      <text:p text:style-name="P138"><text:span text:style-name="T43">hwclock</text:span><text:span text:style-name="T33"> –</text:span><text:span text:style-name="T34">set –date “12/01/2018 14:00” <text:s/>| Define o horário do hardware da <text:s/>BIOS.</text:span></text:p>
      <text:p text:style-name="P153"/>
      <text:p text:style-name="P154">Gerenciamento de Impressoras - Comandos lpadmin, lpstat, lpinfo, lpadmin</text:p>
      <text:p text:style-name="P151"/>
      <text:p text:style-name="P155">Comandos:</text:p>
      <text:p text:style-name="P139"><text:span text:style-name="T43">lpinfo <text:s/>-v </text:span><text:span text:style-name="T33"><text:s/></text:span><text:span text:style-name="T34">(Listas informações de impressoras disponíveis, tando local como rede)</text:span></text:p>
      <text:p text:style-name="P139"><text:span text:style-name="T43">lpinfo -m </text:span><text:span text:style-name="T34"><text:s/>(Mostra os drivers disponíveis no linux para impressoras, qua já estão instalados )</text:span></text:p>
      <text:p text:style-name="P207"><text:span text:style-name="T34">Obs: veja que aparece um </text:span><text:span text:style-name="T39">foomatic, </text:span><text:span text:style-name="T34">se trata de um banco de dados de drivers de impressoras. Caso não tenha esse banco é importante instalar para tê-lo .</text:span></text:p>
      <text:p text:style-name="P212"/>
      <text:p text:style-name="P209"><text:span text:style-name="T43">lpstat <text:s/>-a</text:span><text:span text:style-name="T34"> <text:s/>ou (Fornece o status das impressoras)</text:span></text:p>
      <text:p text:style-name="P209"><text:span text:style-name="T43">lpstat -t <text:s/></text:span><text:span text:style-name="T34">(Que </text:span><text:span text:style-name="T38">mostrará</text:span><text:span text:style-name="T34"> mais detalhes das impressoras)</text:span></text:p>
      <text:p text:style-name="P210"><text:span text:style-name="T2">lpstat -d </text:span><text:s/>(Ira mostrar a impressora padrão)</text:p>
      <text:p text:style-name="P211"><text:span text:style-name="T2">lpq</text:span> (Mostra as filas de impressão)</text:p>
      <text:p text:style-name="P208"/>
      <text:p text:style-name="P167">Indicando a impressora padrão</text:p>
      <text:p text:style-name="P156">Comando:</text:p>
      <text:p text:style-name="P181">lpq -P Impressora1</text:p>
      <text:p text:style-name="P167"/>
      <text:p text:style-name="P168">Adicionando uma impressora manualmente (Primeiramente deverá localizar o driver da impressora)</text:p>
      <text:p text:style-name="P168">Comando:</text:p>
      <text:p text:style-name="P107"><text:span text:style-name="T48">lpadmin -m</text:span><text:span text:style-name="T47"> | grep “nome da impressora</text:span><text:span text:style-name="T33"> </text:span><text:span text:style-name="T49">(Colhendo informações da impressora)</text:span></text:p>
      <text:p text:style-name="P151"/>
      <text:p text:style-name="P157">lpadmin -p “nome da impressora que quer criar” -E (Torna a impressora disponivel) <text:s/>-v (Indica o device) -m(Indica o driver) drv:///”Caminho do driver”</text:p>
      <text:p text:style-name="P151"/>
      <text:p text:style-name="P169">Para visualizar informações das impressoras via arquivo:</text:p>
      <text:p text:style-name="P185">cat etc/cups/printers</text:p>
      <text:p text:style-name="P182"/>
      <text:p text:style-name="P183">Removendo uma impressora</text:p>
      <text:p text:style-name="P186">lpadmin -X ‘nome da impressora a remover”</text:p>
      <text:p text:style-name="P187"/>
      <text:p text:style-name="P170">Ver informações ou alterar impressoras já cadastradas</text:p>
      <text:p text:style-name="P187">lpoptions (Lista ifnormaçõs das propriedades)</text:p>
      <text:p text:style-name="P187">lpoptions – p ‘nome da impressora” (Propriedade da impressora”)</text:p>
      <text:p text:style-name="P187">lpooptions -d “Nome da impressora” (Defini a impressora padrão)</text:p>
      <text:p text:style-name="P187"/>
      <text:p text:style-name="P187"/>
      <text:p text:style-name="P108"><text:soft-page-break/><text:span text:style-name="T33">Poderá </text:span><text:span text:style-name="T54">alterar</text:span><text:span text:style-name="T33"> a impressora padrão <text:s/>via arquivo </text:span><text:span text:style-name="T49">etc/cups/ lpoptions </text:span></text:p>
      <text:p text:style-name="P158"/>
      <text:p text:style-name="P159">Gerencimanento Básico de Arquivos - tar, gzip, bzip2, xz</text:p>
      <text:p text:style-name="P158"/>
      <text:p text:style-name="P127"><text:span text:style-name="T33">TAR – Agrupa</text:span><text:span text:style-name="T49"> arquivos.</text:span></text:p>
      <text:p text:style-name="P160"/>
      <text:p text:style-name="P160">Parâmetros </text:p>
      <text:p text:style-name="P109"><text:span text:style-name="T33">c </text:span><text:span text:style-name="T49">– Cria um arquivo de backup</text:span></text:p>
      <text:p text:style-name="P109"><text:span text:style-name="T33">x </text:span><text:span text:style-name="T49"><text:s/>- Extrair um arquivo de backup</text:span></text:p>
      <text:p text:style-name="P109"><text:span text:style-name="T33">t</text:span><text:span text:style-name="T49"> - <text:s/>Listar arquivos dentro <text:s/>um arquivo compactado</text:span></text:p>
      <text:p text:style-name="P113"><text:span text:style-name="T33">f </text:span><text:span text:style-name="T49">– Indica o nome do arquivo a ser criado.</text:span></text:p>
      <text:p text:style-name="P114"><text:span text:style-name="T33">p –</text:span><text:span text:style-name="T49"> Preservar as permissões</text:span></text:p>
      <text:p text:style-name="P161"/>
      <text:p text:style-name="P160">Exemplo:</text:p>
      <text:p text:style-name="P160"/>
      <text:p text:style-name="P184">tar cpvf <text:s/>backup.tar /etc</text:p>
      <text:p text:style-name="P160">f – dar um nome ao arquivo compactado</text:p>
      <text:p text:style-name="P160">p – preservar as permissões </text:p>
      <text:p text:style-name="P160">v – Verbose, ver os detalhes</text:p>
      <text:p text:style-name="P158"/>
      <text:p text:style-name="P143"><text:span text:style-name="T33">tar </text:span><text:span text:style-name="T55">tf backup.tar |</text:span><text:span text:style-name="T50"> Lista os arquivos dentro do backup </text:span></text:p>
      <text:p text:style-name="P188"/>
      <text:p text:style-name="P180">COMPACTAR ARQUIVOS </text:p>
      <text:p text:style-name="P180">GZIP </text:p>
      <text:p text:style-name="P162"/>
      <text:p text:style-name="P110"><text:span text:style-name="T33">gzip backup.tar </text:span><text:span text:style-name="T49">| Compacta o arquivo backup.tar</text:span></text:p>
      <text:p text:style-name="P162"/>
      <text:p text:style-name="P180">DESCOMPACTAR</text:p>
      <text:p text:style-name="P171">Duas formas:</text:p>
      <text:p text:style-name="P110"><text:span text:style-name="T33">gunzip backup.tar.gz | </text:span><text:span text:style-name="T49">Retorna o arquivo original backup.tar.</text:span></text:p>
      <text:p text:style-name="P162"/>
      <text:p text:style-name="P189">BZIP2 </text:p>
      <text:p text:style-name="P190">BZIP2 -k backup.tar</text:p>
      <text:p text:style-name="P145"><text:span text:style-name="T33">-k mantêm</text:span><text:span text:style-name="T49"> o arquivo original</text:span></text:p>
      <text:p text:style-name="P193"/>
      <text:p text:style-name="P180">DESCOMPACTAR COM BZIP2</text:p>
      <text:p text:style-name="P176">bzip2 -d ou bunzip</text:p>
      <text:p text:style-name="P176"/>
      <text:p text:style-name="P180">XZ</text:p>
      <text:p text:style-name="P190">xz backup.tar</text:p>
      <text:p text:style-name="P190"/>
      <text:p text:style-name="P177">DESCOMPACTAR COM XZ</text:p>
      <text:p text:style-name="P191">unxz ou xz -d “nome do arquivo”</text:p>
      <text:p text:style-name="P190"/>
      <text:p text:style-name="P190"><text:soft-page-break/></text:p>
      <text:p text:style-name="P190"/>
      <text:p text:style-name="P190"/>
      <text:p text:style-name="P192">RESUMINDO </text:p>
      <text:p text:style-name="P146"><text:span text:style-name="T33">gzip – </text:span><text:span text:style-name="T49">Descompacta com gunizp ou gzip -d </text:span></text:p>
      <text:p text:style-name="P146"><text:span text:style-name="T33">bzip2 </text:span><text:span text:style-name="T49">– Descompacta com bzip2 -d ou bunzip </text:span></text:p>
      <text:p text:style-name="P146"><text:span text:style-name="T33">xz –</text:span><text:span text:style-name="T49"> Descompacta com xz -d ou unxz.</text:span></text:p>
      <text:p text:style-name="P194"/>
      <text:p text:style-name="P178">COMPACTANDO JÁ NA CHAMADA DO TAR</text:p>
      <text:p text:style-name="P124"><text:span text:style-name="T33">lpi#linux:~/</text:span><text:span text:style-name="T49"> tar cvpf backup.tar novo* </text:span></text:p>
      <text:p text:style-name="P124"><text:span text:style-name="T33">lpi#linux:~/</text:span><text:span text:style-name="T49"> tar </text:span><text:span text:style-name="T33">z</text:span><text:span text:style-name="T49">cvpf backup.tar novo* <text:s/>| zip</text:span></text:p>
      <text:p text:style-name="P124"><text:span text:style-name="T33">lpi#linux:~/ </text:span><text:span text:style-name="T49">tar </text:span><text:span text:style-name="T33">j</text:span><text:span text:style-name="T49">cvpf backup.tar novo* <text:s text:c="2"/>| bzip2 – j minusculo</text:span></text:p>
      <text:p text:style-name="P124"><text:span text:style-name="T33">lpi#linux:~/ </text:span><text:span text:style-name="T49">tar </text:span><text:span text:style-name="T33">J</text:span><text:span text:style-name="T49">cvpf backup.tar novo* <text:s text:c="2"/>| x\ - J maiúsculo</text:span></text:p>
      <text:p text:style-name="P173"/>
      <text:p text:style-name="P174">Exemplos:</text:p>
      <text:p text:style-name="P125"><text:span text:style-name="T56">lpi#linux:~/ </text:span><text:span text:style-name="T49">tar zcpfv backup2.tgz novo*</text:span></text:p>
      <text:p text:style-name="P195"/>
      <text:p text:style-name="P126"><text:span text:style-name="T56">lpi#linux:~/ </text:span><text:span text:style-name="T51">file backup2.gzp | Identifica como os arquivos foram compactados.</text:span></text:p>
      <text:p text:style-name="P175"/>
      <text:p text:style-name="P179">DESCOMPACTAR</text:p>
      <text:p text:style-name="P126"><text:span text:style-name="T56">lpi#linux:~/ </text:span><text:span text:style-name="T51">tar zxvf backup2.tgz.</text:span></text:p>
      <text:p text:style-name="P175"/>
      <text:p text:style-name="P214"/>
      <text:p text:style-name="P175"/>
      <text:p text:style-name="P194"/>
      <text:p text:style-name="P1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7:34:47.613680175</meta:creation-date>
    <dc:date>2020-03-12T15:42:59.287382279</dc:date>
    <meta:editing-duration>P5DT12H23M12S</meta:editing-duration>
    <meta:editing-cycles>83</meta:editing-cycles>
    <meta:generator>LibreOffice/6.2.1.2$Linux_X86_64 LibreOffice_project/7bcb35dc3024a62dea0caee87020152d1ee96e71</meta:generator>
    <meta:document-statistic meta:table-count="4" meta:image-count="0" meta:object-count="0" meta:page-count="11" meta:paragraph-count="322" meta:word-count="1871" meta:character-count="11956" meta:non-whitespace-character-count="10214"/>
  </office:meta>
</office:document-meta>
</file>